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29.6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27.53mm"/>
    </style:style>
    <style:style style:name="co7" style:family="table-column">
      <style:table-column-properties fo:break-before="auto" style:column-width="27.83mm"/>
    </style:style>
    <style:style style:name="co8" style:family="table-column">
      <style:table-column-properties fo:break-before="auto" style:column-width="41.15mm"/>
    </style:style>
    <style:style style:name="co9" style:family="table-column">
      <style:table-column-properties fo:break-before="auto" style:column-width="46.58mm"/>
    </style:style>
    <style:style style:name="co10" style:family="table-column">
      <style:table-column-properties fo:break-before="auto" style:column-width="39.2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37.02mm"/>
    </style:style>
    <style:style style:name="co13" style:family="table-column">
      <style:table-column-properties fo:break-before="auto" style:column-width="35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10.58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_aluno</text:p>
          </table:table-cell>
          <table:table-cell office:value-type="string" calcext:value-type="string">
            <text:p>tipo_dic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respondeu_questionario</text:p>
          </table:table-cell>
          <table:table-cell office:value-type="string" calcext:value-type="string">
            <text:p>tp_1</text:p>
          </table:table-cell>
          <table:table-cell office:value-type="string" calcext:value-type="string">
            <text:p>tp_2</text:p>
          </table:table-cell>
          <table:table-cell office:value-type="string" calcext:value-type="string">
            <text:p>tp_3</text:p>
          </table:table-cell>
          <table:table-cell office:value-type="string" calcext:value-type="string">
            <text:p>tp_4</text:p>
          </table:table-cell>
          <table:table-cell office:value-type="string" calcext:value-type="string">
            <text:p>n_testes</text:p>
          </table:table-cell>
          <table:table-cell office:value-type="string" calcext:value-type="string">
            <text:p>n_submissoes</text:p>
          </table:table-cell>
          <table:table-cell office:value-type="string" calcext:value-type="string">
            <text:p>n_exercicios_corretos</text:p>
          </table:table-cell>
          <table:table-cell office:value-type="string" calcext:value-type="string">
            <text:p>total_tempo_ide</text:p>
          </table:table-cell>
          <table:table-cell office:value-type="string" calcext:value-type="string">
            <text:p>media_tp</text:p>
          </table:table-cell>
          <table:table-cell office:value-type="string" calcext:value-type="string">
            <text:p>idade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495" calcext:value-type="float">
            <text:p>8495</text:p>
          </table:table-cell>
          <table:table-cell table:formula="of:=SUM([.F2];[.G2];[.H2];[.I2])" office:value-type="float" office:value="20" calcext:value-type="float">
            <text:p>20</text:p>
          </table:table-cell>
          <table:table-cell table:formula="of:=ORG.LIBREOFFICE.RAWSUBTRACT(2019;[.D2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1557" calcext:value-type="float">
            <text:p>11557</text:p>
          </table:table-cell>
          <table:table-cell table:formula="of:=SUM([.F3];[.G3];[.H3];[.I3])" office:value-type="float" office:value="20" calcext:value-type="float">
            <text:p>20</text:p>
          </table:table-cell>
          <table:table-cell table:formula="of:=ORG.LIBREOFFICE.RAWSUBTRACT(2019;[.D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286" calcext:value-type="float">
            <text:p>286</text:p>
          </table:table-cell>
          <table:table-cell office:value-type="float" office:value="42" calcext:value-type="float">
            <text:p>42</text:p>
          </table:table-cell>
          <table:table-cell office:value-type="float" office:value="12602" calcext:value-type="float">
            <text:p>12602</text:p>
          </table:table-cell>
          <table:table-cell table:formula="of:=SUM([.F4];[.G4];[.H4];[.I4])" office:value-type="float" office:value="5" calcext:value-type="float">
            <text:p>5</text:p>
          </table:table-cell>
          <table:table-cell table:formula="of:=ORG.LIBREOFFICE.RAWSUBTRACT(2019;[.D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3212" calcext:value-type="float">
            <text:p>13212</text:p>
          </table:table-cell>
          <table:table-cell table:formula="of:=SUM([.F5];[.G5];[.H5];[.I5])" office:value-type="float" office:value="5" calcext:value-type="float">
            <text:p>5</text:p>
          </table:table-cell>
          <table:table-cell table:formula="of:=ORG.LIBREOFFICE.RAWSUBTRACT(2019;[.D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93" calcext:value-type="float">
            <text:p>193</text:p>
          </table:table-cell>
          <table:table-cell office:value-type="float" office:value="45" calcext:value-type="float">
            <text:p>45</text:p>
          </table:table-cell>
          <table:table-cell office:value-type="float" office:value="13717" calcext:value-type="float">
            <text:p>13717</text:p>
          </table:table-cell>
          <table:table-cell table:formula="of:=SUM([.F6];[.G6];[.H6];[.I6])" office:value-type="float" office:value="5" calcext:value-type="float">
            <text:p>5</text:p>
          </table:table-cell>
          <table:table-cell table:formula="of:=ORG.LIBREOFFICE.RAWSUBTRACT(2019;[.D6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4120" calcext:value-type="float">
            <text:p>14120</text:p>
          </table:table-cell>
          <table:table-cell table:formula="of:=SUM([.F7];[.G7];[.H7];[.I7])" office:value-type="float" office:value="0" calcext:value-type="float">
            <text:p>0</text:p>
          </table:table-cell>
          <table:table-cell table:formula="of:=ORG.LIBREOFFICE.RAWSUBTRACT(2019;[.D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35" calcext:value-type="float">
            <text:p>35</text:p>
          </table:table-cell>
          <table:table-cell office:value-type="float" office:value="14608" calcext:value-type="float">
            <text:p>14608</text:p>
          </table:table-cell>
          <table:table-cell table:formula="of:=SUM([.F8];[.G8];[.H8];[.I8])" office:value-type="float" office:value="0" calcext:value-type="float">
            <text:p>0</text:p>
          </table:table-cell>
          <table:table-cell table:formula="of:=ORG.LIBREOFFICE.RAWSUBTRACT(2019;[.D8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15832" calcext:value-type="float">
            <text:p>15832</text:p>
          </table:table-cell>
          <table:table-cell table:formula="of:=SUM([.F9];[.G9];[.H9];[.I9])" office:value-type="float" office:value="5" calcext:value-type="float">
            <text:p>5</text:p>
          </table:table-cell>
          <table:table-cell table:formula="of:=ORG.LIBREOFFICE.RAWSUBTRACT(2019;[.D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.35" calcext:value-type="float">
            <text:p>3,35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office:value-type="float" office:value="17166" calcext:value-type="float">
            <text:p>17166</text:p>
          </table:table-cell>
          <table:table-cell table:formula="of:=SUM([.F10];[.G10];[.H10];[.I10])" office:value-type="float" office:value="33.35" calcext:value-type="float">
            <text:p>33,35</text:p>
          </table:table-cell>
          <table:table-cell table:formula="of:=ORG.LIBREOFFICE.RAWSUBTRACT(2019;[.D10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60" calcext:value-type="float">
            <text:p>60</text:p>
          </table:table-cell>
          <table:table-cell office:value-type="float" office:value="19414" calcext:value-type="float">
            <text:p>19414</text:p>
          </table:table-cell>
          <table:table-cell table:formula="of:=SUM([.F11];[.G11];[.H11];[.I11])" office:value-type="float" office:value="35" calcext:value-type="float">
            <text:p>35</text:p>
          </table:table-cell>
          <table:table-cell table:formula="of:=ORG.LIBREOFFICE.RAWSUBTRACT(2019;[.D11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19422" calcext:value-type="float">
            <text:p>19422</text:p>
          </table:table-cell>
          <table:table-cell table:formula="of:=SUM([.F12];[.G12];[.H12];[.I12])" office:value-type="float" office:value="10" calcext:value-type="float">
            <text:p>10</text:p>
          </table:table-cell>
          <table:table-cell table:formula="of:=ORG.LIBREOFFICE.RAWSUBTRACT(2019;[.D1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float" office:value="19723" calcext:value-type="float">
            <text:p>19723</text:p>
          </table:table-cell>
          <table:table-cell table:formula="of:=SUM([.F13];[.G13];[.H13];[.I13])" office:value-type="float" office:value="5" calcext:value-type="float">
            <text:p>5</text:p>
          </table:table-cell>
          <table:table-cell table:formula="of:=ORG.LIBREOFFICE.RAWSUBTRACT(2019;[.D1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52" calcext:value-type="float">
            <text:p>252</text:p>
          </table:table-cell>
          <table:table-cell office:value-type="float" office:value="58" calcext:value-type="float">
            <text:p>58</text:p>
          </table:table-cell>
          <table:table-cell office:value-type="float" office:value="20332" calcext:value-type="float">
            <text:p>20332</text:p>
          </table:table-cell>
          <table:table-cell table:formula="of:=SUM([.F14];[.G14];[.H14];[.I14])" office:value-type="float" office:value="0" calcext:value-type="float">
            <text:p>0</text:p>
          </table:table-cell>
          <table:table-cell table:formula="of:=ORG.LIBREOFFICE.RAWSUBTRACT(2019;[.D1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 office:value-type="float" office:value="21097" calcext:value-type="float">
            <text:p>21097</text:p>
          </table:table-cell>
          <table:table-cell table:formula="of:=SUM([.F15];[.G15];[.H15];[.I15])" office:value-type="float" office:value="15" calcext:value-type="float">
            <text:p>15</text:p>
          </table:table-cell>
          <table:table-cell table:formula="of:=ORG.LIBREOFFICE.RAWSUBTRACT(2019;[.D1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21191" calcext:value-type="float">
            <text:p>21191</text:p>
          </table:table-cell>
          <table:table-cell table:formula="of:=SUM([.F16];[.G16];[.H16];[.I16])" office:value-type="float" office:value="30" calcext:value-type="float">
            <text:p>30</text:p>
          </table:table-cell>
          <table:table-cell table:formula="of:=ORG.LIBREOFFICE.RAWSUBTRACT(2019;[.D16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,65</text:p>
          </table:table-cell>
          <table:table-cell office:value-type="float" office:value="467" calcext:value-type="float">
            <text:p>467</text:p>
          </table:table-cell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office:value-type="float" office:value="21487" calcext:value-type="float">
            <text:p>21487</text:p>
          </table:table-cell>
          <table:table-cell table:formula="of:=SUM([.F17];[.G17];[.H17];[.I17])" office:value-type="float" office:value="6.65" calcext:value-type="float">
            <text:p>6,65</text:p>
          </table:table-cell>
          <table:table-cell table:formula="of:=ORG.LIBREOFFICE.RAWSUBTRACT(2019;[.D1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21580" calcext:value-type="float">
            <text:p>21580</text:p>
          </table:table-cell>
          <table:table-cell table:formula="of:=SUM([.F18];[.G18];[.H18];[.I18])" office:value-type="float" office:value="40" calcext:value-type="float">
            <text:p>40</text:p>
          </table:table-cell>
          <table:table-cell table:formula="of:=ORG.LIBREOFFICE.RAWSUBTRACT(2019;[.D1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17" calcext:value-type="float">
            <text:p>217</text:p>
          </table:table-cell>
          <table:table-cell office:value-type="float" office:value="52" calcext:value-type="float">
            <text:p>52</text:p>
          </table:table-cell>
          <table:table-cell office:value-type="float" office:value="21875" calcext:value-type="float">
            <text:p>21875</text:p>
          </table:table-cell>
          <table:table-cell table:formula="of:=SUM([.F19];[.G19];[.H19];[.I19])" office:value-type="float" office:value="0" calcext:value-type="float">
            <text:p>0</text:p>
          </table:table-cell>
          <table:table-cell table:formula="of:=ORG.LIBREOFFICE.RAWSUBTRACT(2019;[.D1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22020" calcext:value-type="float">
            <text:p>22020</text:p>
          </table:table-cell>
          <table:table-cell table:formula="of:=SUM([.F20];[.G20];[.H20];[.I20])" office:value-type="float" office:value="40" calcext:value-type="float">
            <text:p>40</text:p>
          </table:table-cell>
          <table:table-cell table:formula="of:=ORG.LIBREOFFICE.RAWSUBTRACT(2019;[.D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.65" calcext:value-type="float">
            <text:p>1,65</text:p>
          </table:table-cell>
          <table:table-cell office:value-type="float" office:value="492" calcext:value-type="float">
            <text:p>492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22058" calcext:value-type="float">
            <text:p>22058</text:p>
          </table:table-cell>
          <table:table-cell table:formula="of:=SUM([.F21];[.G21];[.H21];[.I21])" office:value-type="float" office:value="31.65" calcext:value-type="float">
            <text:p>31,65</text:p>
          </table:table-cell>
          <table:table-cell table:formula="of:=ORG.LIBREOFFICE.RAWSUBTRACT(2019;[.D2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57" calcext:value-type="float">
            <text:p>57</text:p>
          </table:table-cell>
          <table:table-cell office:value-type="float" office:value="22632" calcext:value-type="float">
            <text:p>22632</text:p>
          </table:table-cell>
          <table:table-cell table:formula="of:=SUM([.F22];[.G22];[.H22];[.I22])" office:value-type="float" office:value="20" calcext:value-type="float">
            <text:p>20</text:p>
          </table:table-cell>
          <table:table-cell table:formula="of:=ORG.LIBREOFFICE.RAWSUBTRACT(2019;[.D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float" office:value="25238" calcext:value-type="float">
            <text:p>25238</text:p>
          </table:table-cell>
          <table:table-cell table:formula="of:=SUM([.F23];[.G23];[.H23];[.I23])" office:value-type="float" office:value="25" calcext:value-type="float">
            <text:p>25</text:p>
          </table:table-cell>
          <table:table-cell table:formula="of:=ORG.LIBREOFFICE.RAWSUBTRACT(2019;[.D2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6183" calcext:value-type="float">
            <text:p>26183</text:p>
          </table:table-cell>
          <table:table-cell table:formula="of:=SUM([.F24];[.G24];[.H24];[.I24])" office:value-type="float" office:value="30" calcext:value-type="float">
            <text:p>30</text:p>
          </table:table-cell>
          <table:table-cell table:formula="of:=ORG.LIBREOFFICE.RAWSUBTRACT(2019;[.D24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27845" calcext:value-type="float">
            <text:p>27845</text:p>
          </table:table-cell>
          <table:table-cell table:formula="of:=SUM([.F25];[.G25];[.H25];[.I25])" office:value-type="float" office:value="5" calcext:value-type="float">
            <text:p>5</text:p>
          </table:table-cell>
          <table:table-cell table:formula="of:=ORG.LIBREOFFICE.RAWSUBTRACT(2019;[.D25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28491" calcext:value-type="float">
            <text:p>28491</text:p>
          </table:table-cell>
          <table:table-cell table:formula="of:=SUM([.F26];[.G26];[.H26];[.I26])" office:value-type="float" office:value="20" calcext:value-type="float">
            <text:p>20</text:p>
          </table:table-cell>
          <table:table-cell table:formula="of:=ORG.LIBREOFFICE.RAWSUBTRACT(2019;[.D26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28843" calcext:value-type="float">
            <text:p>28843</text:p>
          </table:table-cell>
          <table:table-cell table:formula="of:=SUM([.F27];[.G27];[.H27];[.I27])" office:value-type="float" office:value="40" calcext:value-type="float">
            <text:p>40</text:p>
          </table:table-cell>
          <table:table-cell table:formula="of:=ORG.LIBREOFFICE.RAWSUBTRACT(2019;[.D27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4" calcext:value-type="float">
            <text:p>204</text:p>
          </table:table-cell>
          <table:table-cell office:value-type="float" office:value="55" calcext:value-type="float">
            <text:p>55</text:p>
          </table:table-cell>
          <table:table-cell office:value-type="float" office:value="28872" calcext:value-type="float">
            <text:p>28872</text:p>
          </table:table-cell>
          <table:table-cell table:formula="of:=SUM([.F28];[.G28];[.H28];[.I28])" office:value-type="float" office:value="20" calcext:value-type="float">
            <text:p>20</text:p>
          </table:table-cell>
          <table:table-cell table:formula="of:=ORG.LIBREOFFICE.RAWSUBTRACT(2019;[.D2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28935" calcext:value-type="float">
            <text:p>28935</text:p>
          </table:table-cell>
          <table:table-cell table:formula="of:=SUM([.F29];[.G29];[.H29];[.I29])" office:value-type="float" office:value="25" calcext:value-type="float">
            <text:p>25</text:p>
          </table:table-cell>
          <table:table-cell table:formula="of:=ORG.LIBREOFFICE.RAWSUBTRACT(2019;[.D2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376" calcext:value-type="float">
            <text:p>376</text:p>
          </table:table-cell>
          <table:table-cell office:value-type="float" office:value="61" calcext:value-type="float">
            <text:p>61</text:p>
          </table:table-cell>
          <table:table-cell office:value-type="float" office:value="30301" calcext:value-type="float">
            <text:p>30301</text:p>
          </table:table-cell>
          <table:table-cell table:formula="of:=SUM([.F30];[.G30];[.H30];[.I30])" office:value-type="float" office:value="5" calcext:value-type="float">
            <text:p>5</text:p>
          </table:table-cell>
          <table:table-cell table:formula="of:=ORG.LIBREOFFICE.RAWSUBTRACT(2019;[.D30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30925" calcext:value-type="float">
            <text:p>30925</text:p>
          </table:table-cell>
          <table:table-cell table:formula="of:=SUM([.F31];[.G31];[.H31];[.I31])" office:value-type="float" office:value="5" calcext:value-type="float">
            <text:p>5</text:p>
          </table:table-cell>
          <table:table-cell table:formula="of:=ORG.LIBREOFFICE.RAWSUBTRACT(2019;[.D31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office:value-type="float" office:value="31334" calcext:value-type="float">
            <text:p>31334</text:p>
          </table:table-cell>
          <table:table-cell table:formula="of:=SUM([.F32];[.G32];[.H32];[.I32])" office:value-type="float" office:value="25" calcext:value-type="float">
            <text:p>25</text:p>
          </table:table-cell>
          <table:table-cell table:formula="of:=ORG.LIBREOFFICE.RAWSUBTRACT(2019;[.D32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31471" calcext:value-type="float">
            <text:p>31471</text:p>
          </table:table-cell>
          <table:table-cell table:formula="of:=SUM([.F33];[.G33];[.H33];[.I33])" office:value-type="float" office:value="30" calcext:value-type="float">
            <text:p>30</text:p>
          </table:table-cell>
          <table:table-cell table:formula="of:=ORG.LIBREOFFICE.RAWSUBTRACT(2019;[.D3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31568" calcext:value-type="float">
            <text:p>31568</text:p>
          </table:table-cell>
          <table:table-cell table:formula="of:=SUM([.F34];[.G34];[.H34];[.I34])" office:value-type="float" office:value="10" calcext:value-type="float">
            <text:p>10</text:p>
          </table:table-cell>
          <table:table-cell table:formula="of:=ORG.LIBREOFFICE.RAWSUBTRACT(2019;[.D34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31584" calcext:value-type="float">
            <text:p>31584</text:p>
          </table:table-cell>
          <table:table-cell table:formula="of:=SUM([.F35];[.G35];[.H35];[.I35])" office:value-type="float" office:value="20" calcext:value-type="float">
            <text:p>20</text:p>
          </table:table-cell>
          <table:table-cell table:formula="of:=ORG.LIBREOFFICE.RAWSUBTRACT(2019;[.D35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float" office:value="32522" calcext:value-type="float">
            <text:p>32522</text:p>
          </table:table-cell>
          <table:table-cell table:formula="of:=SUM([.F36];[.G36];[.H36];[.I36])" office:value-type="float" office:value="0" calcext:value-type="float">
            <text:p>0</text:p>
          </table:table-cell>
          <table:table-cell table:formula="of:=ORG.LIBREOFFICE.RAWSUBTRACT(2019;[.D36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32641" calcext:value-type="float">
            <text:p>32641</text:p>
          </table:table-cell>
          <table:table-cell table:formula="of:=SUM([.F37];[.G37];[.H37];[.I37])" office:value-type="float" office:value="5" calcext:value-type="float">
            <text:p>5</text:p>
          </table:table-cell>
          <table:table-cell table:formula="of:=ORG.LIBREOFFICE.RAWSUBTRACT(2019;[.D37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33556" calcext:value-type="float">
            <text:p>33556</text:p>
          </table:table-cell>
          <table:table-cell table:formula="of:=SUM([.F38];[.G38];[.H38];[.I38])" office:value-type="float" office:value="0" calcext:value-type="float">
            <text:p>0</text:p>
          </table:table-cell>
          <table:table-cell table:formula="of:=ORG.LIBREOFFICE.RAWSUBTRACT(2019;[.D38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  <table:table-cell office:value-type="float" office:value="34064" calcext:value-type="float">
            <text:p>34064</text:p>
          </table:table-cell>
          <table:table-cell table:formula="of:=SUM([.F39];[.G39];[.H39];[.I39])" office:value-type="float" office:value="10" calcext:value-type="float">
            <text:p>10</text:p>
          </table:table-cell>
          <table:table-cell table:formula="of:=ORG.LIBREOFFICE.RAWSUBTRACT(2019;[.D3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34496" calcext:value-type="float">
            <text:p>34496</text:p>
          </table:table-cell>
          <table:table-cell table:formula="of:=SUM([.F40];[.G40];[.H40];[.I40])" office:value-type="float" office:value="35" calcext:value-type="float">
            <text:p>35</text:p>
          </table:table-cell>
          <table:table-cell table:formula="of:=ORG.LIBREOFFICE.RAWSUBTRACT(2019;[.D4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89" calcext:value-type="float">
            <text:p>589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float" office:value="34889" calcext:value-type="float">
            <text:p>34889</text:p>
          </table:table-cell>
          <table:table-cell table:formula="of:=SUM([.F41];[.G41];[.H41];[.I41])" office:value-type="float" office:value="40" calcext:value-type="float">
            <text:p>40</text:p>
          </table:table-cell>
          <table:table-cell table:formula="of:=ORG.LIBREOFFICE.RAWSUBTRACT(2019;[.D41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35031" calcext:value-type="float">
            <text:p>35031</text:p>
          </table:table-cell>
          <table:table-cell table:formula="of:=SUM([.F42];[.G42];[.H42];[.I42])" office:value-type="float" office:value="25" calcext:value-type="float">
            <text:p>25</text:p>
          </table:table-cell>
          <table:table-cell table:formula="of:=ORG.LIBREOFFICE.RAWSUBTRACT(2019;[.D4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35388" calcext:value-type="float">
            <text:p>35388</text:p>
          </table:table-cell>
          <table:table-cell table:formula="of:=SUM([.F43];[.G43];[.H43];[.I43])" office:value-type="float" office:value="15" calcext:value-type="float">
            <text:p>15</text:p>
          </table:table-cell>
          <table:table-cell table:formula="of:=ORG.LIBREOFFICE.RAWSUBTRACT(2019;[.D4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35591" calcext:value-type="float">
            <text:p>35591</text:p>
          </table:table-cell>
          <table:table-cell table:formula="of:=SUM([.F44];[.G44];[.H44];[.I44])" office:value-type="float" office:value="40" calcext:value-type="float">
            <text:p>40</text:p>
          </table:table-cell>
          <table:table-cell table:formula="of:=ORG.LIBREOFFICE.RAWSUBTRACT(2019;[.D4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37366" calcext:value-type="float">
            <text:p>37366</text:p>
          </table:table-cell>
          <table:table-cell table:formula="of:=SUM([.F45];[.G45];[.H45];[.I45])" office:value-type="float" office:value="40" calcext:value-type="float">
            <text:p>40</text:p>
          </table:table-cell>
          <table:table-cell table:formula="of:=ORG.LIBREOFFICE.RAWSUBTRACT(2019;[.D45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37484" calcext:value-type="float">
            <text:p>37484</text:p>
          </table:table-cell>
          <table:table-cell table:formula="of:=SUM([.F46];[.G46];[.H46];[.I46])" office:value-type="float" office:value="35" calcext:value-type="float">
            <text:p>35</text:p>
          </table:table-cell>
          <table:table-cell table:formula="of:=ORG.LIBREOFFICE.RAWSUBTRACT(2019;[.D4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1" calcext:value-type="float">
            <text:p>681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38026" calcext:value-type="float">
            <text:p>38026</text:p>
          </table:table-cell>
          <table:table-cell table:formula="of:=SUM([.F47];[.G47];[.H47];[.I47])" office:value-type="float" office:value="35" calcext:value-type="float">
            <text:p>35</text:p>
          </table:table-cell>
          <table:table-cell table:formula="of:=ORG.LIBREOFFICE.RAWSUBTRACT(2019;[.D4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40521" calcext:value-type="float">
            <text:p>40521</text:p>
          </table:table-cell>
          <table:table-cell table:formula="of:=SUM([.F48];[.G48];[.H48];[.I48])" office:value-type="float" office:value="30" calcext:value-type="float">
            <text:p>30</text:p>
          </table:table-cell>
          <table:table-cell table:formula="of:=ORG.LIBREOFFICE.RAWSUBTRACT(2019;[.D4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1091" calcext:value-type="float">
            <text:p>1091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40949" calcext:value-type="float">
            <text:p>40949</text:p>
          </table:table-cell>
          <table:table-cell table:formula="of:=SUM([.F49];[.G49];[.H49];[.I49])" office:value-type="float" office:value="18.33333" calcext:value-type="float">
            <text:p>18,33333</text:p>
          </table:table-cell>
          <table:table-cell table:formula="of:=ORG.LIBREOFFICE.RAWSUBTRACT(2019;[.D49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64" calcext:value-type="float">
            <text:p>64</text:p>
          </table:table-cell>
          <table:table-cell office:value-type="float" office:value="41565" calcext:value-type="float">
            <text:p>41565</text:p>
          </table:table-cell>
          <table:table-cell table:formula="of:=SUM([.F50];[.G50];[.H50];[.I50])" office:value-type="float" office:value="18.33333" calcext:value-type="float">
            <text:p>18,33333</text:p>
          </table:table-cell>
          <table:table-cell table:formula="of:=ORG.LIBREOFFICE.RAWSUBTRACT(2019;[.D5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 office:value-type="float" office:value="43008" calcext:value-type="float">
            <text:p>43008</text:p>
          </table:table-cell>
          <table:table-cell table:formula="of:=SUM([.F51];[.G51];[.H51];[.I51])" office:value-type="float" office:value="10" calcext:value-type="float">
            <text:p>10</text:p>
          </table:table-cell>
          <table:table-cell table:formula="of:=ORG.LIBREOFFICE.RAWSUBTRACT(2019;[.D5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453" calcext:value-type="float">
            <text:p>453</text:p>
          </table:table-cell>
          <table:table-cell office:value-type="float" office:value="55" calcext:value-type="float">
            <text:p>55</text:p>
          </table:table-cell>
          <table:table-cell office:value-type="float" office:value="43651" calcext:value-type="float">
            <text:p>43651</text:p>
          </table:table-cell>
          <table:table-cell table:formula="of:=SUM([.F52];[.G52];[.H52];[.I52])" office:value-type="float" office:value="25" calcext:value-type="float">
            <text:p>25</text:p>
          </table:table-cell>
          <table:table-cell table:formula="of:=ORG.LIBREOFFICE.RAWSUBTRACT(2019;[.D5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76667" calcext:value-type="float">
            <text:p>7,76667</text:p>
          </table:table-cell>
          <table:table-cell office:value-type="float" office:value="875" calcext:value-type="float">
            <text:p>875</text:p>
          </table:table-cell>
          <table:table-cell office:value-type="float" office:value="1575" calcext:value-type="float">
            <text:p>1575</text:p>
          </table:table-cell>
          <table:table-cell office:value-type="float" office:value="49" calcext:value-type="float">
            <text:p>49</text:p>
          </table:table-cell>
          <table:table-cell office:value-type="float" office:value="44787" calcext:value-type="float">
            <text:p>44787</text:p>
          </table:table-cell>
          <table:table-cell table:formula="of:=SUM([.F53];[.G53];[.H53];[.I53])" office:value-type="float" office:value="27.76667" calcext:value-type="float">
            <text:p>27,76667</text:p>
          </table:table-cell>
          <table:table-cell table:formula="of:=ORG.LIBREOFFICE.RAWSUBTRACT(2019;[.D53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337" calcext:value-type="float">
            <text:p>1337</text:p>
          </table:table-cell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46224" calcext:value-type="float">
            <text:p>46224</text:p>
          </table:table-cell>
          <table:table-cell table:formula="of:=SUM([.F54];[.G54];[.H54];[.I54])" office:value-type="float" office:value="40" calcext:value-type="float">
            <text:p>40</text:p>
          </table:table-cell>
          <table:table-cell table:formula="of:=ORG.LIBREOFFICE.RAWSUBTRACT(2019;[.D54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54" calcext:value-type="float">
            <text:p>854</text:p>
          </table:table-cell>
          <table:table-cell office:value-type="float" office:value="651" calcext:value-type="float">
            <text:p>651</text:p>
          </table:table-cell>
          <table:table-cell office:value-type="float" office:value="54" calcext:value-type="float">
            <text:p>54</text:p>
          </table:table-cell>
          <table:table-cell office:value-type="float" office:value="46335" calcext:value-type="float">
            <text:p>46335</text:p>
          </table:table-cell>
          <table:table-cell table:formula="of:=SUM([.F55];[.G55];[.H55];[.I55])" office:value-type="float" office:value="15" calcext:value-type="float">
            <text:p>15</text:p>
          </table:table-cell>
          <table:table-cell table:formula="of:=ORG.LIBREOFFICE.RAWSUBTRACT(2019;[.D5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46482" calcext:value-type="float">
            <text:p>46482</text:p>
          </table:table-cell>
          <table:table-cell table:formula="of:=SUM([.F56];[.G56];[.H56];[.I56])" office:value-type="float" office:value="40" calcext:value-type="float">
            <text:p>40</text:p>
          </table:table-cell>
          <table:table-cell table:formula="of:=ORG.LIBREOFFICE.RAWSUBTRACT(2019;[.D5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47063" calcext:value-type="float">
            <text:p>47063</text:p>
          </table:table-cell>
          <table:table-cell table:formula="of:=SUM([.F57];[.G57];[.H57];[.I57])" office:value-type="float" office:value="20" calcext:value-type="float">
            <text:p>20</text:p>
          </table:table-cell>
          <table:table-cell table:formula="of:=ORG.LIBREOFFICE.RAWSUBTRACT(2019;[.D5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48007" calcext:value-type="float">
            <text:p>48007</text:p>
          </table:table-cell>
          <table:table-cell table:formula="of:=SUM([.F58];[.G58];[.H58];[.I58])" office:value-type="float" office:value="30" calcext:value-type="float">
            <text:p>30</text:p>
          </table:table-cell>
          <table:table-cell table:formula="of:=ORG.LIBREOFFICE.RAWSUBTRACT(2019;[.D58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48728" calcext:value-type="float">
            <text:p>48728</text:p>
          </table:table-cell>
          <table:table-cell table:formula="of:=SUM([.F59];[.G59];[.H59];[.I59])" office:value-type="float" office:value="40" calcext:value-type="float">
            <text:p>40</text:p>
          </table:table-cell>
          <table:table-cell table:formula="of:=ORG.LIBREOFFICE.RAWSUBTRACT(2019;[.D5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33" calcext:value-type="float">
            <text:p>1033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  <table:table-cell office:value-type="float" office:value="49162" calcext:value-type="float">
            <text:p>49162</text:p>
          </table:table-cell>
          <table:table-cell table:formula="of:=SUM([.F60];[.G60];[.H60];[.I60])" office:value-type="float" office:value="35" calcext:value-type="float">
            <text:p>35</text:p>
          </table:table-cell>
          <table:table-cell table:formula="of:=ORG.LIBREOFFICE.RAWSUBTRACT(2019;[.D6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21" calcext:value-type="float">
            <text:p>321</text:p>
          </table:table-cell>
          <table:table-cell office:value-type="float" office:value="48" calcext:value-type="float">
            <text:p>48</text:p>
          </table:table-cell>
          <table:table-cell office:value-type="float" office:value="50774" calcext:value-type="float">
            <text:p>50774</text:p>
          </table:table-cell>
          <table:table-cell table:formula="of:=SUM([.F61];[.G61];[.H61];[.I61])" office:value-type="float" office:value="15" calcext:value-type="float">
            <text:p>15</text:p>
          </table:table-cell>
          <table:table-cell table:formula="of:=ORG.LIBREOFFICE.RAWSUBTRACT(2019;[.D61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52956" calcext:value-type="float">
            <text:p>52956</text:p>
          </table:table-cell>
          <table:table-cell table:formula="of:=SUM([.F62];[.G62];[.H62];[.I62])" office:value-type="float" office:value="40" calcext:value-type="float">
            <text:p>40</text:p>
          </table:table-cell>
          <table:table-cell table:formula="of:=ORG.LIBREOFFICE.RAWSUBTRACT(2019;[.D6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797" calcext:value-type="float">
            <text:p>797</text:p>
          </table:table-cell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  <table:table-cell office:value-type="float" office:value="53230" calcext:value-type="float">
            <text:p>53230</text:p>
          </table:table-cell>
          <table:table-cell table:formula="of:=SUM([.F63];[.G63];[.H63];[.I63])" office:value-type="float" office:value="33.33333" calcext:value-type="float">
            <text:p>33,33333</text:p>
          </table:table-cell>
          <table:table-cell table:formula="of:=ORG.LIBREOFFICE.RAWSUBTRACT(2019;[.D6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186" calcext:value-type="float">
            <text:p>186</text:p>
          </table:table-cell>
          <table:table-cell office:value-type="float" office:value="63" calcext:value-type="float">
            <text:p>63</text:p>
          </table:table-cell>
          <table:table-cell office:value-type="float" office:value="53628" calcext:value-type="float">
            <text:p>53628</text:p>
          </table:table-cell>
          <table:table-cell table:formula="of:=SUM([.F64];[.G64];[.H64];[.I64])" office:value-type="float" office:value="35" calcext:value-type="float">
            <text:p>35</text:p>
          </table:table-cell>
          <table:table-cell table:formula="of:=ORG.LIBREOFFICE.RAWSUBTRACT(2019;[.D6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54995" calcext:value-type="float">
            <text:p>54995</text:p>
          </table:table-cell>
          <table:table-cell table:formula="of:=SUM([.F65];[.G65];[.H65];[.I65])" office:value-type="float" office:value="15" calcext:value-type="float">
            <text:p>15</text:p>
          </table:table-cell>
          <table:table-cell table:formula="of:=ORG.LIBREOFFICE.RAWSUBTRACT(2019;[.D65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461" calcext:value-type="float">
            <text:p>461</text:p>
          </table:table-cell>
          <table:table-cell office:value-type="float" office:value="57" calcext:value-type="float">
            <text:p>57</text:p>
          </table:table-cell>
          <table:table-cell office:value-type="float" office:value="57562" calcext:value-type="float">
            <text:p>57562</text:p>
          </table:table-cell>
          <table:table-cell table:formula="of:=SUM([.F66];[.G66];[.H66];[.I66])" office:value-type="float" office:value="20" calcext:value-type="float">
            <text:p>20</text:p>
          </table:table-cell>
          <table:table-cell table:formula="of:=ORG.LIBREOFFICE.RAWSUBTRACT(2019;[.D66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57777" calcext:value-type="float">
            <text:p>57777</text:p>
          </table:table-cell>
          <table:table-cell table:formula="of:=SUM([.F67];[.G67];[.H67];[.I67])" office:value-type="float" office:value="15" calcext:value-type="float">
            <text:p>15</text:p>
          </table:table-cell>
          <table:table-cell table:formula="of:=ORG.LIBREOFFICE.RAWSUBTRACT(2019;[.D6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58140" calcext:value-type="float">
            <text:p>58140</text:p>
          </table:table-cell>
          <table:table-cell table:formula="of:=SUM([.F68];[.G68];[.H68];[.I68])" office:value-type="float" office:value="35" calcext:value-type="float">
            <text:p>35</text:p>
          </table:table-cell>
          <table:table-cell table:formula="of:=ORG.LIBREOFFICE.RAWSUBTRACT(2019;[.D6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617" calcext:value-type="float">
            <text:p>617</text:p>
          </table:table-cell>
          <table:table-cell office:value-type="float" office:value="63" calcext:value-type="float">
            <text:p>63</text:p>
          </table:table-cell>
          <table:table-cell office:value-type="float" office:value="59077" calcext:value-type="float">
            <text:p>59077</text:p>
          </table:table-cell>
          <table:table-cell table:formula="of:=SUM([.F69];[.G69];[.H69];[.I69])" office:value-type="float" office:value="20" calcext:value-type="float">
            <text:p>20</text:p>
          </table:table-cell>
          <table:table-cell table:formula="of:=ORG.LIBREOFFICE.RAWSUBTRACT(2019;[.D69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.35" calcext:value-type="float">
            <text:p>3,35</text:p>
          </table:table-cell>
          <table:table-cell office:value-type="float" office:value="1738" calcext:value-type="float">
            <text:p>1738</text:p>
          </table:table-cell>
          <table:table-cell office:value-type="float" office:value="381" calcext:value-type="float">
            <text:p>381</text:p>
          </table:table-cell>
          <table:table-cell office:value-type="float" office:value="61" calcext:value-type="float">
            <text:p>61</text:p>
          </table:table-cell>
          <table:table-cell office:value-type="float" office:value="60507" calcext:value-type="float">
            <text:p>60507</text:p>
          </table:table-cell>
          <table:table-cell table:formula="of:=SUM([.F70];[.G70];[.H70];[.I70])" office:value-type="float" office:value="33.35" calcext:value-type="float">
            <text:p>33,35</text:p>
          </table:table-cell>
          <table:table-cell table:formula="of:=ORG.LIBREOFFICE.RAWSUBTRACT(2019;[.D70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6" calcext:value-type="float">
            <text:p>1076</text:p>
          </table:table-cell>
          <table:table-cell office:value-type="float" office:value="1768" calcext:value-type="float">
            <text:p>1768</text:p>
          </table:table-cell>
          <table:table-cell office:value-type="float" office:value="63" calcext:value-type="float">
            <text:p>63</text:p>
          </table:table-cell>
          <table:table-cell office:value-type="float" office:value="60650" calcext:value-type="float">
            <text:p>60650</text:p>
          </table:table-cell>
          <table:table-cell table:formula="of:=SUM([.F71];[.G71];[.H71];[.I71])" office:value-type="float" office:value="5" calcext:value-type="float">
            <text:p>5</text:p>
          </table:table-cell>
          <table:table-cell table:formula="of:=ORG.LIBREOFFICE.RAWSUBTRACT(2019;[.D7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335" calcext:value-type="float">
            <text:p>335</text:p>
          </table:table-cell>
          <table:table-cell office:value-type="float" office:value="64" calcext:value-type="float">
            <text:p>64</text:p>
          </table:table-cell>
          <table:table-cell office:value-type="float" office:value="61467" calcext:value-type="float">
            <text:p>61467</text:p>
          </table:table-cell>
          <table:table-cell table:formula="of:=SUM([.F72];[.G72];[.H72];[.I72])" office:value-type="float" office:value="15" calcext:value-type="float">
            <text:p>15</text:p>
          </table:table-cell>
          <table:table-cell table:formula="of:=ORG.LIBREOFFICE.RAWSUBTRACT(2019;[.D7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018" calcext:value-type="float">
            <text:p>1018</text:p>
          </table:table-cell>
          <table:table-cell office:value-type="float" office:value="56" calcext:value-type="float">
            <text:p>56</text:p>
          </table:table-cell>
          <table:table-cell office:value-type="float" office:value="63555" calcext:value-type="float">
            <text:p>63555</text:p>
          </table:table-cell>
          <table:table-cell table:formula="of:=SUM([.F73];[.G73];[.H73];[.I73])" office:value-type="float" office:value="30" calcext:value-type="float">
            <text:p>30</text:p>
          </table:table-cell>
          <table:table-cell table:formula="of:=ORG.LIBREOFFICE.RAWSUBTRACT(2019;[.D7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65" calcext:value-type="float">
            <text:p>6,65</text:p>
          </table:table-cell>
          <table:table-cell office:value-type="float" office:value="709" calcext:value-type="float">
            <text:p>709</text:p>
          </table:table-cell>
          <table:table-cell office:value-type="float" office:value="411" calcext:value-type="float">
            <text:p>411</text:p>
          </table:table-cell>
          <table:table-cell office:value-type="float" office:value="62" calcext:value-type="float">
            <text:p>62</text:p>
          </table:table-cell>
          <table:table-cell office:value-type="float" office:value="63800" calcext:value-type="float">
            <text:p>63800</text:p>
          </table:table-cell>
          <table:table-cell table:formula="of:=SUM([.F74];[.G74];[.H74];[.I74])" office:value-type="float" office:value="31.65" calcext:value-type="float">
            <text:p>31,65</text:p>
          </table:table-cell>
          <table:table-cell table:formula="of:=ORG.LIBREOFFICE.RAWSUBTRACT(2019;[.D7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float" office:value="658" calcext:value-type="float">
            <text:p>658</text:p>
          </table:table-cell>
          <table:table-cell office:value-type="float" office:value="64" calcext:value-type="float">
            <text:p>64</text:p>
          </table:table-cell>
          <table:table-cell office:value-type="float" office:value="64512" calcext:value-type="float">
            <text:p>64512</text:p>
          </table:table-cell>
          <table:table-cell table:formula="of:=SUM([.F75];[.G75];[.H75];[.I75])" office:value-type="float" office:value="40" calcext:value-type="float">
            <text:p>40</text:p>
          </table:table-cell>
          <table:table-cell table:formula="of:=ORG.LIBREOFFICE.RAWSUBTRACT(2019;[.D75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65496" calcext:value-type="float">
            <text:p>65496</text:p>
          </table:table-cell>
          <table:table-cell table:formula="of:=SUM([.F76];[.G76];[.H76];[.I76])" office:value-type="float" office:value="25" calcext:value-type="float">
            <text:p>25</text:p>
          </table:table-cell>
          <table:table-cell table:formula="of:=ORG.LIBREOFFICE.RAWSUBTRACT(2019;[.D7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43333" calcext:value-type="float">
            <text:p>4,43333</text:p>
          </table:table-cell>
          <table:table-cell office:value-type="float" office:value="1161" calcext:value-type="float">
            <text:p>1161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65613" calcext:value-type="float">
            <text:p>65613</text:p>
          </table:table-cell>
          <table:table-cell table:formula="of:=SUM([.F77];[.G77];[.H77];[.I77])" office:value-type="float" office:value="19.43333" calcext:value-type="float">
            <text:p>19,43333</text:p>
          </table:table-cell>
          <table:table-cell table:formula="of:=ORG.LIBREOFFICE.RAWSUBTRACT(2019;[.D7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65" calcext:value-type="float">
            <text:p>6,65</text:p>
          </table:table-cell>
          <table:table-cell office:value-type="float" office:value="1180" calcext:value-type="float">
            <text:p>1180</text:p>
          </table:table-cell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office:value-type="float" office:value="67432" calcext:value-type="float">
            <text:p>67432</text:p>
          </table:table-cell>
          <table:table-cell table:formula="of:=SUM([.F78];[.G78];[.H78];[.I78])" office:value-type="float" office:value="31.65" calcext:value-type="float">
            <text:p>31,65</text:p>
          </table:table-cell>
          <table:table-cell table:formula="of:=ORG.LIBREOFFICE.RAWSUBTRACT(2019;[.D7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399" calcext:value-type="float">
            <text:p>1399</text:p>
          </table:table-cell>
          <table:table-cell office:value-type="float" office:value="762" calcext:value-type="float">
            <text:p>762</text:p>
          </table:table-cell>
          <table:table-cell office:value-type="float" office:value="64" calcext:value-type="float">
            <text:p>64</text:p>
          </table:table-cell>
          <table:table-cell office:value-type="float" office:value="68004" calcext:value-type="float">
            <text:p>68004</text:p>
          </table:table-cell>
          <table:table-cell table:formula="of:=SUM([.F79];[.G79];[.H79];[.I79])" office:value-type="float" office:value="40" calcext:value-type="float">
            <text:p>40</text:p>
          </table:table-cell>
          <table:table-cell table:formula="of:=ORG.LIBREOFFICE.RAWSUBTRACT(2019;[.D7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42" calcext:value-type="float">
            <text:p>1342</text:p>
          </table:table-cell>
          <table:table-cell office:value-type="float" office:value="1844" calcext:value-type="float">
            <text:p>1844</text:p>
          </table:table-cell>
          <table:table-cell office:value-type="float" office:value="61" calcext:value-type="float">
            <text:p>61</text:p>
          </table:table-cell>
          <table:table-cell office:value-type="float" office:value="73167" calcext:value-type="float">
            <text:p>73167</text:p>
          </table:table-cell>
          <table:table-cell table:formula="of:=SUM([.F80];[.G80];[.H80];[.I80])" office:value-type="float" office:value="30" calcext:value-type="float">
            <text:p>30</text:p>
          </table:table-cell>
          <table:table-cell table:formula="of:=ORG.LIBREOFFICE.RAWSUBTRACT(2019;[.D8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office:value-type="float" office:value="74578" calcext:value-type="float">
            <text:p>74578</text:p>
          </table:table-cell>
          <table:table-cell table:formula="of:=SUM([.F81];[.G81];[.H81];[.I81])" office:value-type="float" office:value="35" calcext:value-type="float">
            <text:p>35</text:p>
          </table:table-cell>
          <table:table-cell table:formula="of:=ORG.LIBREOFFICE.RAWSUBTRACT(2019;[.D81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344" calcext:value-type="float">
            <text:p>1344</text:p>
          </table:table-cell>
          <table:table-cell office:value-type="float" office:value="439" calcext:value-type="float">
            <text:p>439</text:p>
          </table:table-cell>
          <table:table-cell office:value-type="float" office:value="64" calcext:value-type="float">
            <text:p>64</text:p>
          </table:table-cell>
          <table:table-cell office:value-type="float" office:value="75629" calcext:value-type="float">
            <text:p>75629</text:p>
          </table:table-cell>
          <table:table-cell table:formula="of:=SUM([.F82];[.G82];[.H82];[.I82])" office:value-type="float" office:value="40" calcext:value-type="float">
            <text:p>40</text:p>
          </table:table-cell>
          <table:table-cell table:formula="of:=ORG.LIBREOFFICE.RAWSUBTRACT(2019;[.D8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mi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,65</text:p>
          </table:table-cell>
          <table:table-cell office:value-type="float" office:value="1323" calcext:value-type="float">
            <text:p>1323</text:p>
          </table:table-cell>
          <table:table-cell office:value-type="float" office:value="271" calcext:value-type="float">
            <text:p>271</text:p>
          </table:table-cell>
          <table:table-cell office:value-type="float" office:value="53" calcext:value-type="float">
            <text:p>53</text:p>
          </table:table-cell>
          <table:table-cell office:value-type="float" office:value="76029" calcext:value-type="float">
            <text:p>76029</text:p>
          </table:table-cell>
          <table:table-cell table:formula="of:=SUM([.F83];[.G83];[.H83];[.I83])" office:value-type="float" office:value="26.65" calcext:value-type="float">
            <text:p>26,65</text:p>
          </table:table-cell>
          <table:table-cell table:formula="of:=ORG.LIBREOFFICE.RAWSUBTRACT(2019;[.D83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82 alunos</text:p>
          </table:table-cell>
          <table:table-cell table:number-columns-repeated="4"/>
          <table:table-cell table:formula="of:=SUM([.F2:.F83])" office:value-type="float" office:value="565" calcext:value-type="float">
            <text:p>565</text:p>
          </table:table-cell>
          <table:table-cell table:formula="of:=SUM([.G2:.G83])" office:value-type="float" office:value="535" calcext:value-type="float">
            <text:p>535</text:p>
          </table:table-cell>
          <table:table-cell table:formula="of:=SUM([.H2:.H83])" office:value-type="float" office:value="450" calcext:value-type="float">
            <text:p>450</text:p>
          </table:table-cell>
          <table:table-cell table:formula="of:=SUM([.I2:.I83])" office:value-type="float" office:value="297.14999" calcext:value-type="float">
            <text:p>297,14999</text:p>
          </table:table-cell>
          <table:table-cell table:formula="of:=SUM([.J2:.J83])" office:value-type="float" office:value="51848" calcext:value-type="float">
            <text:p>51848</text:p>
          </table:table-cell>
          <table:table-cell table:formula="of:=SUM([.K2:.K83])" office:value-type="float" office:value="26638" calcext:value-type="float">
            <text:p>26638</text:p>
          </table:table-cell>
          <table:table-cell table:formula="of:=SUM([.L2:.L83])" office:value-type="float" office:value="4477" calcext:value-type="float">
            <text:p>4477</text:p>
          </table:table-cell>
          <table:table-cell table:formula="of:=SUM([.M2:.M83])" office:value-type="float" office:value="3201844" calcext:value-type="float">
            <text:p>3201844</text:p>
          </table:table-cell>
          <table:table-cell table:formula="of:=SUM([.N2:.N83])" office:value-type="float" office:value="1847.14999" calcext:value-type="float">
            <text:p>1847,14999</text:p>
          </table:table-cell>
          <table:table-cell table:formula="of:=SUM([.O2:.O83])" office:value-type="float" office:value="1652" calcext:value-type="float">
            <text:p>1652</text:p>
          </table:table-cell>
          <table:table-cell table:style-name="ce1" office:value-type="string" calcext:value-type="string">
            <text:p>Valor total</text:p>
          </table:table-cell>
        </table:table-row>
        <table:table-row table:style-name="ro1">
          <table:table-cell table:number-columns-repeated="5"/>
          <table:table-cell office:value-type="float" office:value="6.89" calcext:value-type="float">
            <text:p>6,89</text:p>
          </table:table-cell>
          <table:table-cell office:value-type="float" office:value="6.52" calcext:value-type="float">
            <text:p>6,52</text:p>
          </table:table-cell>
          <table:table-cell office:value-type="float" office:value="5.48" calcext:value-type="float">
            <text:p>5,48</text:p>
          </table:table-cell>
          <table:table-cell office:value-type="float" office:value="3.62" calcext:value-type="float">
            <text:p>3,62</text:p>
          </table:table-cell>
          <table:table-cell office:value-type="float" office:value="632.29" calcext:value-type="float">
            <text:p>632,29</text:p>
          </table:table-cell>
          <table:table-cell office:value-type="float" office:value="324.85" calcext:value-type="float">
            <text:p>324,85</text:p>
          </table:table-cell>
          <table:table-cell office:value-type="float" office:value="54.59" calcext:value-type="float">
            <text:p>54,59</text:p>
          </table:table-cell>
          <table:table-cell office:value-type="float" office:value="39046" calcext:value-type="float">
            <text:p>39046</text:p>
          </table:table-cell>
          <table:table-cell office:value-type="float" office:value="22.52" calcext:value-type="float">
            <text:p>22,52</text:p>
          </table:table-cell>
          <table:table-cell office:value-type="float" office:value="20.39" calcext:value-type="float">
            <text:p>20,39</text:p>
          </table:table-cell>
          <table:table-cell table:style-name="ce1" office:value-type="string" calcext:value-type="string">
            <text:p>Média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formula="of:=SUM([.F87];[.G87];[.H87];[.I87])" office:value-type="float" office:value="0" calcext:value-type="float">
            <text:p>0</text:p>
          </table:table-cell>
          <table:table-cell table:formula="of:=ORG.LIBREOFFICE.RAWSUBTRACT(2019;[.D87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60" calcext:value-type="float">
            <text:p>760</text:p>
          </table:table-cell>
          <table:table-cell table:formula="of:=SUM([.F88];[.G88];[.H88];[.I88])" office:value-type="float" office:value="0" calcext:value-type="float">
            <text:p>0</text:p>
          </table:table-cell>
          <table:table-cell table:formula="of:=ORG.LIBREOFFICE.RAWSUBTRACT(2019;[.D8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021" calcext:value-type="float">
            <text:p>2021</text:p>
          </table:table-cell>
          <table:table-cell table:formula="of:=SUM([.F89];[.G89];[.H89];[.I89])" office:value-type="float" office:value="0" calcext:value-type="float">
            <text:p>0</text:p>
          </table:table-cell>
          <table:table-cell table:formula="of:=ORG.LIBREOFFICE.RAWSUBTRACT(2019;[.D8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177" calcext:value-type="float">
            <text:p>2177</text:p>
          </table:table-cell>
          <table:table-cell table:formula="of:=SUM([.F90];[.G90];[.H90];[.I90])" office:value-type="float" office:value="0" calcext:value-type="float">
            <text:p>0</text:p>
          </table:table-cell>
          <table:table-cell table:formula="of:=ORG.LIBREOFFICE.RAWSUBTRACT(2019;[.D9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4369" calcext:value-type="float">
            <text:p>4369</text:p>
          </table:table-cell>
          <table:table-cell table:formula="of:=SUM([.F91];[.G91];[.H91];[.I91])" office:value-type="float" office:value="5" calcext:value-type="float">
            <text:p>5</text:p>
          </table:table-cell>
          <table:table-cell table:formula="of:=ORG.LIBREOFFICE.RAWSUBTRACT(2019;[.D9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5367" calcext:value-type="float">
            <text:p>5367</text:p>
          </table:table-cell>
          <table:table-cell table:formula="of:=SUM([.F92];[.G92];[.H92];[.I92])" office:value-type="float" office:value="0" calcext:value-type="float">
            <text:p>0</text:p>
          </table:table-cell>
          <table:table-cell table:formula="of:=ORG.LIBREOFFICE.RAWSUBTRACT(2019;[.D9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7991" calcext:value-type="float">
            <text:p>7991</text:p>
          </table:table-cell>
          <table:table-cell table:formula="of:=SUM([.F93];[.G93];[.H93];[.I93])" office:value-type="float" office:value="5" calcext:value-type="float">
            <text:p>5</text:p>
          </table:table-cell>
          <table:table-cell table:formula="of:=ORG.LIBREOFFICE.RAWSUBTRACT(2019;[.D9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9108" calcext:value-type="float">
            <text:p>9108</text:p>
          </table:table-cell>
          <table:table-cell table:formula="of:=SUM([.F94];[.G94];[.H94];[.I94])" office:value-type="float" office:value="0" calcext:value-type="float">
            <text:p>0</text:p>
          </table:table-cell>
          <table:table-cell table:formula="of:=ORG.LIBREOFFICE.RAWSUBTRACT(2019;[.D94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9993" calcext:value-type="float">
            <text:p>9993</text:p>
          </table:table-cell>
          <table:table-cell table:formula="of:=SUM([.F95];[.G95];[.H95];[.I95])" office:value-type="float" office:value="30" calcext:value-type="float">
            <text:p>30</text:p>
          </table:table-cell>
          <table:table-cell table:formula="of:=ORG.LIBREOFFICE.RAWSUBTRACT(2019;[.D95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13323" calcext:value-type="float">
            <text:p>13323</text:p>
          </table:table-cell>
          <table:table-cell table:formula="of:=SUM([.F96];[.G96];[.H96];[.I96])" office:value-type="float" office:value="5" calcext:value-type="float">
            <text:p>5</text:p>
          </table:table-cell>
          <table:table-cell table:formula="of:=ORG.LIBREOFFICE.RAWSUBTRACT(2019;[.D96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4178" calcext:value-type="float">
            <text:p>14178</text:p>
          </table:table-cell>
          <table:table-cell table:formula="of:=SUM([.F97];[.G97];[.H97];[.I97])" office:value-type="float" office:value="10" calcext:value-type="float">
            <text:p>10</text:p>
          </table:table-cell>
          <table:table-cell table:formula="of:=ORG.LIBREOFFICE.RAWSUBTRACT(2019;[.D97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float" office:value="14735" calcext:value-type="float">
            <text:p>14735</text:p>
          </table:table-cell>
          <table:table-cell table:formula="of:=SUM([.F98];[.G98];[.H98];[.I98])" office:value-type="float" office:value="10" calcext:value-type="float">
            <text:p>10</text:p>
          </table:table-cell>
          <table:table-cell table:formula="of:=ORG.LIBREOFFICE.RAWSUBTRACT(2019;[.D9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15106" calcext:value-type="float">
            <text:p>15106</text:p>
          </table:table-cell>
          <table:table-cell table:formula="of:=SUM([.F99];[.G99];[.H99];[.I99])" office:value-type="float" office:value="10" calcext:value-type="float">
            <text:p>10</text:p>
          </table:table-cell>
          <table:table-cell table:formula="of:=ORG.LIBREOFFICE.RAWSUBTRACT(2019;[.D9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15172" calcext:value-type="float">
            <text:p>15172</text:p>
          </table:table-cell>
          <table:table-cell table:formula="of:=SUM([.F100];[.G100];[.H100];[.I100])" office:value-type="float" office:value="5" calcext:value-type="float">
            <text:p>5</text:p>
          </table:table-cell>
          <table:table-cell table:formula="of:=ORG.LIBREOFFICE.RAWSUBTRACT(2019;[.D100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6290" calcext:value-type="float">
            <text:p>16290</text:p>
          </table:table-cell>
          <table:table-cell table:formula="of:=SUM([.F101];[.G101];[.H101];[.I101])" office:value-type="float" office:value="5" calcext:value-type="float">
            <text:p>5</text:p>
          </table:table-cell>
          <table:table-cell table:formula="of:=ORG.LIBREOFFICE.RAWSUBTRACT(2019;[.D10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float" office:value="16292" calcext:value-type="float">
            <text:p>16292</text:p>
          </table:table-cell>
          <table:table-cell table:formula="of:=SUM([.F102];[.G102];[.H102];[.I102])" office:value-type="float" office:value="5" calcext:value-type="float">
            <text:p>5</text:p>
          </table:table-cell>
          <table:table-cell table:formula="of:=ORG.LIBREOFFICE.RAWSUBTRACT(2019;[.D10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6364" calcext:value-type="float">
            <text:p>16364</text:p>
          </table:table-cell>
          <table:table-cell table:formula="of:=SUM([.F103];[.G103];[.H103];[.I103])" office:value-type="float" office:value="0" calcext:value-type="float">
            <text:p>0</text:p>
          </table:table-cell>
          <table:table-cell table:formula="of:=ORG.LIBREOFFICE.RAWSUBTRACT(2019;[.D10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6623" calcext:value-type="float">
            <text:p>16623</text:p>
          </table:table-cell>
          <table:table-cell table:formula="of:=SUM([.F104];[.G104];[.H104];[.I104])" office:value-type="float" office:value="25" calcext:value-type="float">
            <text:p>25</text:p>
          </table:table-cell>
          <table:table-cell table:formula="of:=ORG.LIBREOFFICE.RAWSUBTRACT(2019;[.D10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office:value-type="float" office:value="17081" calcext:value-type="float">
            <text:p>17081</text:p>
          </table:table-cell>
          <table:table-cell table:formula="of:=SUM([.F105];[.G105];[.H105];[.I105])" office:value-type="float" office:value="30" calcext:value-type="float">
            <text:p>30</text:p>
          </table:table-cell>
          <table:table-cell table:formula="of:=ORG.LIBREOFFICE.RAWSUBTRACT(2019;[.D10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7290" calcext:value-type="float">
            <text:p>17290</text:p>
          </table:table-cell>
          <table:table-cell table:formula="of:=SUM([.F106];[.G106];[.H106];[.I106])" office:value-type="float" office:value="0" calcext:value-type="float">
            <text:p>0</text:p>
          </table:table-cell>
          <table:table-cell table:formula="of:=ORG.LIBREOFFICE.RAWSUBTRACT(2019;[.D10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office:value-type="float" office:value="17719" calcext:value-type="float">
            <text:p>17719</text:p>
          </table:table-cell>
          <table:table-cell table:formula="of:=SUM([.F107];[.G107];[.H107];[.I107])" office:value-type="float" office:value="30" calcext:value-type="float">
            <text:p>30</text:p>
          </table:table-cell>
          <table:table-cell table:formula="of:=ORG.LIBREOFFICE.RAWSUBTRACT(2019;[.D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18425" calcext:value-type="float">
            <text:p>18425</text:p>
          </table:table-cell>
          <table:table-cell table:formula="of:=SUM([.F108];[.G108];[.H108];[.I108])" office:value-type="float" office:value="30" calcext:value-type="float">
            <text:p>30</text:p>
          </table:table-cell>
          <table:table-cell table:formula="of:=ORG.LIBREOFFICE.RAWSUBTRACT(2019;[.D108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18729" calcext:value-type="float">
            <text:p>18729</text:p>
          </table:table-cell>
          <table:table-cell table:formula="of:=SUM([.F109];[.G109];[.H109];[.I109])" office:value-type="float" office:value="15" calcext:value-type="float">
            <text:p>15</text:p>
          </table:table-cell>
          <table:table-cell table:formula="of:=ORG.LIBREOFFICE.RAWSUBTRACT(2019;[.D10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20785" calcext:value-type="float">
            <text:p>20785</text:p>
          </table:table-cell>
          <table:table-cell table:formula="of:=SUM([.F110];[.G110];[.H110];[.I110])" office:value-type="float" office:value="0" calcext:value-type="float">
            <text:p>0</text:p>
          </table:table-cell>
          <table:table-cell table:formula="of:=ORG.LIBREOFFICE.RAWSUBTRACT(2019;[.D11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float" office:value="21124" calcext:value-type="float">
            <text:p>21124</text:p>
          </table:table-cell>
          <table:table-cell table:formula="of:=SUM([.F111];[.G111];[.H111];[.I111])" office:value-type="float" office:value="0" calcext:value-type="float">
            <text:p>0</text:p>
          </table:table-cell>
          <table:table-cell table:formula="of:=ORG.LIBREOFFICE.RAWSUBTRACT(2019;[.D111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  <table:table-cell office:value-type="float" office:value="21213" calcext:value-type="float">
            <text:p>21213</text:p>
          </table:table-cell>
          <table:table-cell table:formula="of:=SUM([.F112];[.G112];[.H112];[.I112])" office:value-type="float" office:value="25" calcext:value-type="float">
            <text:p>25</text:p>
          </table:table-cell>
          <table:table-cell table:formula="of:=ORG.LIBREOFFICE.RAWSUBTRACT(2019;[.D11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21648" calcext:value-type="float">
            <text:p>21648</text:p>
          </table:table-cell>
          <table:table-cell table:formula="of:=SUM([.F113];[.G113];[.H113];[.I113])" office:value-type="float" office:value="0" calcext:value-type="float">
            <text:p>0</text:p>
          </table:table-cell>
          <table:table-cell table:formula="of:=ORG.LIBREOFFICE.RAWSUBTRACT(2019;[.D11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35" calcext:value-type="float">
            <text:p>8,35</text:p>
          </table:table-cell>
          <table:table-cell office:value-type="float" office:value="235" calcext:value-type="float">
            <text:p>235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office:value-type="float" office:value="22809" calcext:value-type="float">
            <text:p>22809</text:p>
          </table:table-cell>
          <table:table-cell table:formula="of:=SUM([.F114];[.G114];[.H114];[.I114])" office:value-type="float" office:value="33.35" calcext:value-type="float">
            <text:p>33,35</text:p>
          </table:table-cell>
          <table:table-cell table:formula="of:=ORG.LIBREOFFICE.RAWSUBTRACT(2019;[.D11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22937" calcext:value-type="float">
            <text:p>22937</text:p>
          </table:table-cell>
          <table:table-cell table:formula="of:=SUM([.F115];[.G115];[.H115];[.I115])" office:value-type="float" office:value="20" calcext:value-type="float">
            <text:p>20</text:p>
          </table:table-cell>
          <table:table-cell table:formula="of:=ORG.LIBREOFFICE.RAWSUBTRACT(2019;[.D115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23707" calcext:value-type="float">
            <text:p>23707</text:p>
          </table:table-cell>
          <table:table-cell table:formula="of:=SUM([.F116];[.G116];[.H116];[.I116])" office:value-type="float" office:value="30" calcext:value-type="float">
            <text:p>30</text:p>
          </table:table-cell>
          <table:table-cell table:formula="of:=ORG.LIBREOFFICE.RAWSUBTRACT(2019;[.D11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25011" calcext:value-type="float">
            <text:p>25011</text:p>
          </table:table-cell>
          <table:table-cell table:formula="of:=SUM([.F117];[.G117];[.H117];[.I117])" office:value-type="float" office:value="15" calcext:value-type="float">
            <text:p>15</text:p>
          </table:table-cell>
          <table:table-cell table:formula="of:=ORG.LIBREOFFICE.RAWSUBTRACT(2019;[.D11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25629" calcext:value-type="float">
            <text:p>25629</text:p>
          </table:table-cell>
          <table:table-cell table:formula="of:=SUM([.F118];[.G118];[.H118];[.I118])" office:value-type="float" office:value="20" calcext:value-type="float">
            <text:p>20</text:p>
          </table:table-cell>
          <table:table-cell table:formula="of:=ORG.LIBREOFFICE.RAWSUBTRACT(2019;[.D11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25950" calcext:value-type="float">
            <text:p>25950</text:p>
          </table:table-cell>
          <table:table-cell table:formula="of:=SUM([.F119];[.G119];[.H119];[.I119])" office:value-type="float" office:value="15" calcext:value-type="float">
            <text:p>15</text:p>
          </table:table-cell>
          <table:table-cell table:formula="of:=ORG.LIBREOFFICE.RAWSUBTRACT(2019;[.D11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58" calcext:value-type="float">
            <text:p>158</text:p>
          </table:table-cell>
          <table:table-cell office:value-type="float" office:value="63" calcext:value-type="float">
            <text:p>63</text:p>
          </table:table-cell>
          <table:table-cell office:value-type="float" office:value="26219" calcext:value-type="float">
            <text:p>26219</text:p>
          </table:table-cell>
          <table:table-cell table:formula="of:=SUM([.F120];[.G120];[.H120];[.I120])" office:value-type="float" office:value="15" calcext:value-type="float">
            <text:p>15</text:p>
          </table:table-cell>
          <table:table-cell table:formula="of:=ORG.LIBREOFFICE.RAWSUBTRACT(2019;[.D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float" office:value="27090" calcext:value-type="float">
            <text:p>27090</text:p>
          </table:table-cell>
          <table:table-cell table:formula="of:=SUM([.F121];[.G121];[.H121];[.I121])" office:value-type="float" office:value="20" calcext:value-type="float">
            <text:p>20</text:p>
          </table:table-cell>
          <table:table-cell table:formula="of:=ORG.LIBREOFFICE.RAWSUBTRACT(2019;[.D121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27196" calcext:value-type="float">
            <text:p>27196</text:p>
          </table:table-cell>
          <table:table-cell table:formula="of:=SUM([.F122];[.G122];[.H122];[.I122])" office:value-type="float" office:value="35" calcext:value-type="float">
            <text:p>35</text:p>
          </table:table-cell>
          <table:table-cell table:formula="of:=ORG.LIBREOFFICE.RAWSUBTRACT(2019;[.D12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18" calcext:value-type="float">
            <text:p>418</text:p>
          </table:table-cell>
          <table:table-cell office:value-type="float" office:value="52" calcext:value-type="float">
            <text:p>52</text:p>
          </table:table-cell>
          <table:table-cell office:value-type="float" office:value="28385" calcext:value-type="float">
            <text:p>28385</text:p>
          </table:table-cell>
          <table:table-cell table:formula="of:=SUM([.F123];[.G123];[.H123];[.I123])" office:value-type="float" office:value="5" calcext:value-type="float">
            <text:p>5</text:p>
          </table:table-cell>
          <table:table-cell table:formula="of:=ORG.LIBREOFFICE.RAWSUBTRACT(2019;[.D123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28817" calcext:value-type="float">
            <text:p>28817</text:p>
          </table:table-cell>
          <table:table-cell table:formula="of:=SUM([.F124];[.G124];[.H124];[.I124])" office:value-type="float" office:value="10" calcext:value-type="float">
            <text:p>10</text:p>
          </table:table-cell>
          <table:table-cell table:formula="of:=ORG.LIBREOFFICE.RAWSUBTRACT(2019;[.D12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6" calcext:value-type="float">
            <text:p>226</text:p>
          </table:table-cell>
          <table:table-cell office:value-type="float" office:value="39" calcext:value-type="float">
            <text:p>39</text:p>
          </table:table-cell>
          <table:table-cell office:value-type="float" office:value="29487" calcext:value-type="float">
            <text:p>29487</text:p>
          </table:table-cell>
          <table:table-cell table:formula="of:=SUM([.F125];[.G125];[.H125];[.I125])" office:value-type="float" office:value="30" calcext:value-type="float">
            <text:p>30</text:p>
          </table:table-cell>
          <table:table-cell table:formula="of:=ORG.LIBREOFFICE.RAWSUBTRACT(2019;[.D12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269" calcext:value-type="float">
            <text:p>269</text:p>
          </table:table-cell>
          <table:table-cell office:value-type="float" office:value="61" calcext:value-type="float">
            <text:p>61</text:p>
          </table:table-cell>
          <table:table-cell office:value-type="float" office:value="30091" calcext:value-type="float">
            <text:p>30091</text:p>
          </table:table-cell>
          <table:table-cell table:formula="of:=SUM([.F126];[.G126];[.H126];[.I126])" office:value-type="float" office:value="20" calcext:value-type="float">
            <text:p>20</text:p>
          </table:table-cell>
          <table:table-cell table:formula="of:=ORG.LIBREOFFICE.RAWSUBTRACT(2019;[.D12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233" calcext:value-type="float">
            <text:p>233</text:p>
          </table:table-cell>
          <table:table-cell office:value-type="float" office:value="53" calcext:value-type="float">
            <text:p>53</text:p>
          </table:table-cell>
          <table:table-cell office:value-type="float" office:value="30236" calcext:value-type="float">
            <text:p>30236</text:p>
          </table:table-cell>
          <table:table-cell table:formula="of:=SUM([.F127];[.G127];[.H127];[.I127])" office:value-type="float" office:value="25" calcext:value-type="float">
            <text:p>25</text:p>
          </table:table-cell>
          <table:table-cell table:formula="of:=ORG.LIBREOFFICE.RAWSUBTRACT(2019;[.D12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office:value-type="float" office:value="31492" calcext:value-type="float">
            <text:p>31492</text:p>
          </table:table-cell>
          <table:table-cell table:formula="of:=SUM([.F128];[.G128];[.H128];[.I128])" office:value-type="float" office:value="40" calcext:value-type="float">
            <text:p>40</text:p>
          </table:table-cell>
          <table:table-cell table:formula="of:=ORG.LIBREOFFICE.RAWSUBTRACT(2019;[.D12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.65" calcext:value-type="float">
            <text:p>6,65</text:p>
          </table:table-cell>
          <table:table-cell office:value-type="float" office:value="737" calcext:value-type="float">
            <text:p>737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31833" calcext:value-type="float">
            <text:p>31833</text:p>
          </table:table-cell>
          <table:table-cell table:formula="of:=SUM([.F129];[.G129];[.H129];[.I129])" office:value-type="float" office:value="36.65" calcext:value-type="float">
            <text:p>36,65</text:p>
          </table:table-cell>
          <table:table-cell table:formula="of:=ORG.LIBREOFFICE.RAWSUBTRACT(2019;[.D12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32298" calcext:value-type="float">
            <text:p>32298</text:p>
          </table:table-cell>
          <table:table-cell table:formula="of:=SUM([.F130];[.G130];[.H130];[.I130])" office:value-type="float" office:value="40" calcext:value-type="float">
            <text:p>40</text:p>
          </table:table-cell>
          <table:table-cell table:formula="of:=ORG.LIBREOFFICE.RAWSUBTRACT(2019;[.D13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32741" calcext:value-type="float">
            <text:p>32741</text:p>
          </table:table-cell>
          <table:table-cell table:formula="of:=SUM([.F131];[.G131];[.H131];[.I131])" office:value-type="float" office:value="25" calcext:value-type="float">
            <text:p>25</text:p>
          </table:table-cell>
          <table:table-cell table:formula="of:=ORG.LIBREOFFICE.RAWSUBTRACT(2019;[.D13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62" calcext:value-type="float">
            <text:p>62</text:p>
          </table:table-cell>
          <table:table-cell office:value-type="float" office:value="33187" calcext:value-type="float">
            <text:p>33187</text:p>
          </table:table-cell>
          <table:table-cell table:formula="of:=SUM([.F132];[.G132];[.H132];[.I132])" office:value-type="float" office:value="40" calcext:value-type="float">
            <text:p>40</text:p>
          </table:table-cell>
          <table:table-cell table:formula="of:=ORG.LIBREOFFICE.RAWSUBTRACT(2019;[.D13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office:value-type="float" office:value="33192" calcext:value-type="float">
            <text:p>33192</text:p>
          </table:table-cell>
          <table:table-cell table:formula="of:=SUM([.F133];[.G133];[.H133];[.I133])" office:value-type="float" office:value="25" calcext:value-type="float">
            <text:p>25</text:p>
          </table:table-cell>
          <table:table-cell table:formula="of:=ORG.LIBREOFFICE.RAWSUBTRACT(2019;[.D13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33381" calcext:value-type="float">
            <text:p>33381</text:p>
          </table:table-cell>
          <table:table-cell table:formula="of:=SUM([.F134];[.G134];[.H134];[.I134])" office:value-type="float" office:value="15" calcext:value-type="float">
            <text:p>15</text:p>
          </table:table-cell>
          <table:table-cell table:formula="of:=ORG.LIBREOFFICE.RAWSUBTRACT(2019;[.D134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9" calcext:value-type="float">
            <text:p>779</text:p>
          </table:table-cell>
          <table:table-cell office:value-type="float" office:value="495" calcext:value-type="float">
            <text:p>495</text:p>
          </table:table-cell>
          <table:table-cell office:value-type="float" office:value="59" calcext:value-type="float">
            <text:p>59</text:p>
          </table:table-cell>
          <table:table-cell office:value-type="float" office:value="34150" calcext:value-type="float">
            <text:p>34150</text:p>
          </table:table-cell>
          <table:table-cell table:formula="of:=SUM([.F135];[.G135];[.H135];[.I135])" office:value-type="float" office:value="25" calcext:value-type="float">
            <text:p>25</text:p>
          </table:table-cell>
          <table:table-cell table:formula="of:=ORG.LIBREOFFICE.RAWSUBTRACT(2019;[.D13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34351" calcext:value-type="float">
            <text:p>34351</text:p>
          </table:table-cell>
          <table:table-cell table:formula="of:=SUM([.F136];[.G136];[.H136];[.I136])" office:value-type="float" office:value="15" calcext:value-type="float">
            <text:p>15</text:p>
          </table:table-cell>
          <table:table-cell table:formula="of:=ORG.LIBREOFFICE.RAWSUBTRACT(2019;[.D136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34370" calcext:value-type="float">
            <text:p>34370</text:p>
          </table:table-cell>
          <table:table-cell table:formula="of:=SUM([.F137];[.G137];[.H137];[.I137])" office:value-type="float" office:value="35" calcext:value-type="float">
            <text:p>35</text:p>
          </table:table-cell>
          <table:table-cell table:formula="of:=ORG.LIBREOFFICE.RAWSUBTRACT(2019;[.D13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348" calcext:value-type="float">
            <text:p>348</text:p>
          </table:table-cell>
          <table:table-cell office:value-type="float" office:value="35" calcext:value-type="float">
            <text:p>35</text:p>
          </table:table-cell>
          <table:table-cell office:value-type="float" office:value="34381" calcext:value-type="float">
            <text:p>34381</text:p>
          </table:table-cell>
          <table:table-cell table:formula="of:=SUM([.F138];[.G138];[.H138];[.I138])" office:value-type="float" office:value="0" calcext:value-type="float">
            <text:p>0</text:p>
          </table:table-cell>
          <table:table-cell table:formula="of:=ORG.LIBREOFFICE.RAWSUBTRACT(2019;[.D13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4567" calcext:value-type="float">
            <text:p>34567</text:p>
          </table:table-cell>
          <table:table-cell table:formula="of:=SUM([.F139];[.G139];[.H139];[.I139])" office:value-type="float" office:value="35" calcext:value-type="float">
            <text:p>35</text:p>
          </table:table-cell>
          <table:table-cell table:formula="of:=ORG.LIBREOFFICE.RAWSUBTRACT(2019;[.D13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35095" calcext:value-type="float">
            <text:p>35095</text:p>
          </table:table-cell>
          <table:table-cell table:formula="of:=SUM([.F140];[.G140];[.H140];[.I140])" office:value-type="float" office:value="0" calcext:value-type="float">
            <text:p>0</text:p>
          </table:table-cell>
          <table:table-cell table:formula="of:=ORG.LIBREOFFICE.RAWSUBTRACT(2019;[.D14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316" calcext:value-type="float">
            <text:p>316</text:p>
          </table:table-cell>
          <table:table-cell office:value-type="float" office:value="62" calcext:value-type="float">
            <text:p>62</text:p>
          </table:table-cell>
          <table:table-cell office:value-type="float" office:value="35292" calcext:value-type="float">
            <text:p>35292</text:p>
          </table:table-cell>
          <table:table-cell table:formula="of:=SUM([.F141];[.G141];[.H141];[.I141])" office:value-type="float" office:value="25" calcext:value-type="float">
            <text:p>25</text:p>
          </table:table-cell>
          <table:table-cell table:formula="of:=ORG.LIBREOFFICE.RAWSUBTRACT(2019;[.D14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58" calcext:value-type="float">
            <text:p>458</text:p>
          </table:table-cell>
          <table:table-cell office:value-type="float" office:value="61" calcext:value-type="float">
            <text:p>61</text:p>
          </table:table-cell>
          <table:table-cell office:value-type="float" office:value="35448" calcext:value-type="float">
            <text:p>35448</text:p>
          </table:table-cell>
          <table:table-cell table:formula="of:=SUM([.F142];[.G142];[.H142];[.I142])" office:value-type="float" office:value="25" calcext:value-type="float">
            <text:p>25</text:p>
          </table:table-cell>
          <table:table-cell table:formula="of:=ORG.LIBREOFFICE.RAWSUBTRACT(2019;[.D14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float" office:value="36137" calcext:value-type="float">
            <text:p>36137</text:p>
          </table:table-cell>
          <table:table-cell table:formula="of:=SUM([.F143];[.G143];[.H143];[.I143])" office:value-type="float" office:value="15" calcext:value-type="float">
            <text:p>15</text:p>
          </table:table-cell>
          <table:table-cell table:formula="of:=ORG.LIBREOFFICE.RAWSUBTRACT(2019;[.D143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office:value-type="float" office:value="37372" calcext:value-type="float">
            <text:p>37372</text:p>
          </table:table-cell>
          <table:table-cell table:formula="of:=SUM([.F144];[.G144];[.H144];[.I144])" office:value-type="float" office:value="40" calcext:value-type="float">
            <text:p>40</text:p>
          </table:table-cell>
          <table:table-cell table:formula="of:=ORG.LIBREOFFICE.RAWSUBTRACT(2019;[.D144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37852" calcext:value-type="float">
            <text:p>37852</text:p>
          </table:table-cell>
          <table:table-cell table:formula="of:=SUM([.F145];[.G145];[.H145];[.I145])" office:value-type="float" office:value="0" calcext:value-type="float">
            <text:p>0</text:p>
          </table:table-cell>
          <table:table-cell table:formula="of:=ORG.LIBREOFFICE.RAWSUBTRACT(2019;[.D14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float" office:value="207" calcext:value-type="float">
            <text:p>207</text:p>
          </table:table-cell>
          <table:table-cell office:value-type="float" office:value="64" calcext:value-type="float">
            <text:p>64</text:p>
          </table:table-cell>
          <table:table-cell office:value-type="float" office:value="38353" calcext:value-type="float">
            <text:p>38353</text:p>
          </table:table-cell>
          <table:table-cell table:formula="of:=SUM([.F146];[.G146];[.H146];[.I146])" office:value-type="float" office:value="40" calcext:value-type="float">
            <text:p>40</text:p>
          </table:table-cell>
          <table:table-cell table:formula="of:=ORG.LIBREOFFICE.RAWSUBTRACT(2019;[.D146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38385" calcext:value-type="float">
            <text:p>38385</text:p>
          </table:table-cell>
          <table:table-cell table:formula="of:=SUM([.F147];[.G147];[.H147];[.I147])" office:value-type="float" office:value="0" calcext:value-type="float">
            <text:p>0</text:p>
          </table:table-cell>
          <table:table-cell table:formula="of:=ORG.LIBREOFFICE.RAWSUBTRACT(2019;[.D147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office:value-type="float" office:value="38417" calcext:value-type="float">
            <text:p>38417</text:p>
          </table:table-cell>
          <table:table-cell table:formula="of:=SUM([.F148];[.G148];[.H148];[.I148])" office:value-type="float" office:value="15" calcext:value-type="float">
            <text:p>15</text:p>
          </table:table-cell>
          <table:table-cell table:formula="of:=ORG.LIBREOFFICE.RAWSUBTRACT(2019;[.D14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office:value-type="float" office:value="38919" calcext:value-type="float">
            <text:p>38919</text:p>
          </table:table-cell>
          <table:table-cell table:formula="of:=SUM([.F149];[.G149];[.H149];[.I149])" office:value-type="float" office:value="0" calcext:value-type="float">
            <text:p>0</text:p>
          </table:table-cell>
          <table:table-cell table:formula="of:=ORG.LIBREOFFICE.RAWSUBTRACT(2019;[.D14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39651" calcext:value-type="float">
            <text:p>39651</text:p>
          </table:table-cell>
          <table:table-cell table:formula="of:=SUM([.F150];[.G150];[.H150];[.I150])" office:value-type="float" office:value="40" calcext:value-type="float">
            <text:p>40</text:p>
          </table:table-cell>
          <table:table-cell table:formula="of:=ORG.LIBREOFFICE.RAWSUBTRACT(2019;[.D15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  <table:table-cell office:value-type="float" office:value="39766" calcext:value-type="float">
            <text:p>39766</text:p>
          </table:table-cell>
          <table:table-cell table:formula="of:=SUM([.F151];[.G151];[.H151];[.I151])" office:value-type="float" office:value="35" calcext:value-type="float">
            <text:p>35</text:p>
          </table:table-cell>
          <table:table-cell table:formula="of:=ORG.LIBREOFFICE.RAWSUBTRACT(2019;[.D15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307" calcext:value-type="float">
            <text:p>307</text:p>
          </table:table-cell>
          <table:table-cell office:value-type="float" office:value="63" calcext:value-type="float">
            <text:p>63</text:p>
          </table:table-cell>
          <table:table-cell office:value-type="float" office:value="40228" calcext:value-type="float">
            <text:p>40228</text:p>
          </table:table-cell>
          <table:table-cell table:formula="of:=SUM([.F152];[.G152];[.H152];[.I152])" office:value-type="float" office:value="35" calcext:value-type="float">
            <text:p>35</text:p>
          </table:table-cell>
          <table:table-cell table:formula="of:=ORG.LIBREOFFICE.RAWSUBTRACT(2019;[.D15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40241" calcext:value-type="float">
            <text:p>40241</text:p>
          </table:table-cell>
          <table:table-cell table:formula="of:=SUM([.F153];[.G153];[.H153];[.I153])" office:value-type="float" office:value="40" calcext:value-type="float">
            <text:p>40</text:p>
          </table:table-cell>
          <table:table-cell table:formula="of:=ORG.LIBREOFFICE.RAWSUBTRACT(2019;[.D15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326" calcext:value-type="float">
            <text:p>326</text:p>
          </table:table-cell>
          <table:table-cell office:value-type="float" office:value="64" calcext:value-type="float">
            <text:p>64</text:p>
          </table:table-cell>
          <table:table-cell office:value-type="float" office:value="41227" calcext:value-type="float">
            <text:p>41227</text:p>
          </table:table-cell>
          <table:table-cell table:formula="of:=SUM([.F154];[.G154];[.H154];[.I154])" office:value-type="float" office:value="5" calcext:value-type="float">
            <text:p>5</text:p>
          </table:table-cell>
          <table:table-cell table:formula="of:=ORG.LIBREOFFICE.RAWSUBTRACT(2019;[.D154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297" calcext:value-type="float">
            <text:p>297</text:p>
          </table:table-cell>
          <table:table-cell office:value-type="float" office:value="58" calcext:value-type="float">
            <text:p>58</text:p>
          </table:table-cell>
          <table:table-cell office:value-type="float" office:value="41243" calcext:value-type="float">
            <text:p>41243</text:p>
          </table:table-cell>
          <table:table-cell table:formula="of:=SUM([.F155];[.G155];[.H155];[.I155])" office:value-type="float" office:value="10" calcext:value-type="float">
            <text:p>10</text:p>
          </table:table-cell>
          <table:table-cell table:formula="of:=ORG.LIBREOFFICE.RAWSUBTRACT(2019;[.D15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41400" calcext:value-type="float">
            <text:p>41400</text:p>
          </table:table-cell>
          <table:table-cell table:formula="of:=SUM([.F156];[.G156];[.H156];[.I156])" office:value-type="float" office:value="5" calcext:value-type="float">
            <text:p>5</text:p>
          </table:table-cell>
          <table:table-cell table:formula="of:=ORG.LIBREOFFICE.RAWSUBTRACT(2019;[.D15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896" calcext:value-type="float">
            <text:p>896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  <table:table-cell office:value-type="float" office:value="43446" calcext:value-type="float">
            <text:p>43446</text:p>
          </table:table-cell>
          <table:table-cell table:formula="of:=SUM([.F157];[.G157];[.H157];[.I157])" office:value-type="float" office:value="23.33333" calcext:value-type="float">
            <text:p>23,33333</text:p>
          </table:table-cell>
          <table:table-cell table:formula="of:=ORG.LIBREOFFICE.RAWSUBTRACT(2019;[.D15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43496" calcext:value-type="float">
            <text:p>43496</text:p>
          </table:table-cell>
          <table:table-cell table:formula="of:=SUM([.F158];[.G158];[.H158];[.I158])" office:value-type="float" office:value="20" calcext:value-type="float">
            <text:p>20</text:p>
          </table:table-cell>
          <table:table-cell table:formula="of:=ORG.LIBREOFFICE.RAWSUBTRACT(2019;[.D15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0" calcext:value-type="float">
            <text:p>770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float" office:value="44460" calcext:value-type="float">
            <text:p>44460</text:p>
          </table:table-cell>
          <table:table-cell table:formula="of:=SUM([.F159];[.G159];[.H159];[.I159])" office:value-type="float" office:value="20" calcext:value-type="float">
            <text:p>20</text:p>
          </table:table-cell>
          <table:table-cell table:formula="of:=ORG.LIBREOFFICE.RAWSUBTRACT(2019;[.D159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480" calcext:value-type="float">
            <text:p>480</text:p>
          </table:table-cell>
          <table:table-cell office:value-type="float" office:value="36" calcext:value-type="float">
            <text:p>36</text:p>
          </table:table-cell>
          <table:table-cell office:value-type="float" office:value="44843" calcext:value-type="float">
            <text:p>44843</text:p>
          </table:table-cell>
          <table:table-cell table:formula="of:=SUM([.F160];[.G160];[.H160];[.I160])" office:value-type="float" office:value="0" calcext:value-type="float">
            <text:p>0</text:p>
          </table:table-cell>
          <table:table-cell table:formula="of:=ORG.LIBREOFFICE.RAWSUBTRACT(2019;[.D16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45618" calcext:value-type="float">
            <text:p>45618</text:p>
          </table:table-cell>
          <table:table-cell table:formula="of:=SUM([.F161];[.G161];[.H161];[.I161])" office:value-type="float" office:value="40" calcext:value-type="float">
            <text:p>40</text:p>
          </table:table-cell>
          <table:table-cell table:formula="of:=ORG.LIBREOFFICE.RAWSUBTRACT(2019;[.D16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.43333" calcext:value-type="float">
            <text:p>4,43333</text:p>
          </table:table-cell>
          <table:table-cell office:value-type="float" office:value="615" calcext:value-type="float">
            <text:p>615</text:p>
          </table:table-cell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  <table:table-cell office:value-type="float" office:value="45747" calcext:value-type="float">
            <text:p>45747</text:p>
          </table:table-cell>
          <table:table-cell table:formula="of:=SUM([.F162];[.G162];[.H162];[.I162])" office:value-type="float" office:value="34.43333" calcext:value-type="float">
            <text:p>34,43333</text:p>
          </table:table-cell>
          <table:table-cell table:formula="of:=ORG.LIBREOFFICE.RAWSUBTRACT(2019;[.D162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66" calcext:value-type="float">
            <text:p>1366</text:p>
          </table:table-cell>
          <table:table-cell office:value-type="float" office:value="1301" calcext:value-type="float">
            <text:p>1301</text:p>
          </table:table-cell>
          <table:table-cell office:value-type="float" office:value="64" calcext:value-type="float">
            <text:p>64</text:p>
          </table:table-cell>
          <table:table-cell office:value-type="float" office:value="46145" calcext:value-type="float">
            <text:p>46145</text:p>
          </table:table-cell>
          <table:table-cell table:formula="of:=SUM([.F163];[.G163];[.H163];[.I163])" office:value-type="float" office:value="30" calcext:value-type="float">
            <text:p>30</text:p>
          </table:table-cell>
          <table:table-cell table:formula="of:=ORG.LIBREOFFICE.RAWSUBTRACT(2019;[.D16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46242" calcext:value-type="float">
            <text:p>46242</text:p>
          </table:table-cell>
          <table:table-cell table:formula="of:=SUM([.F164];[.G164];[.H164];[.I164])" office:value-type="float" office:value="40" calcext:value-type="float">
            <text:p>40</text:p>
          </table:table-cell>
          <table:table-cell table:formula="of:=ORG.LIBREOFFICE.RAWSUBTRACT(2019;[.D16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46263" calcext:value-type="float">
            <text:p>46263</text:p>
          </table:table-cell>
          <table:table-cell table:formula="of:=SUM([.F165];[.G165];[.H165];[.I165])" office:value-type="float" office:value="30" calcext:value-type="float">
            <text:p>30</text:p>
          </table:table-cell>
          <table:table-cell table:formula="of:=ORG.LIBREOFFICE.RAWSUBTRACT(2019;[.D16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93" calcext:value-type="float">
            <text:p>693</text:p>
          </table:table-cell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  <table:table-cell office:value-type="float" office:value="48028" calcext:value-type="float">
            <text:p>48028</text:p>
          </table:table-cell>
          <table:table-cell table:formula="of:=SUM([.F166];[.G166];[.H166];[.I166])" office:value-type="float" office:value="35" calcext:value-type="float">
            <text:p>35</text:p>
          </table:table-cell>
          <table:table-cell table:formula="of:=ORG.LIBREOFFICE.RAWSUBTRACT(2019;[.D16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59" calcext:value-type="float">
            <text:p>859</text:p>
          </table:table-cell>
          <table:table-cell office:value-type="float" office:value="549" calcext:value-type="float">
            <text:p>549</text:p>
          </table:table-cell>
          <table:table-cell office:value-type="float" office:value="63" calcext:value-type="float">
            <text:p>63</text:p>
          </table:table-cell>
          <table:table-cell office:value-type="float" office:value="50280" calcext:value-type="float">
            <text:p>50280</text:p>
          </table:table-cell>
          <table:table-cell table:formula="of:=SUM([.F167];[.G167];[.H167];[.I167])" office:value-type="float" office:value="40" calcext:value-type="float">
            <text:p>40</text:p>
          </table:table-cell>
          <table:table-cell table:formula="of:=ORG.LIBREOFFICE.RAWSUBTRACT(2019;[.D16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  <table:table-cell office:value-type="float" office:value="50457" calcext:value-type="float">
            <text:p>50457</text:p>
          </table:table-cell>
          <table:table-cell table:formula="of:=SUM([.F168];[.G168];[.H168];[.I168])" office:value-type="float" office:value="10" calcext:value-type="float">
            <text:p>10</text:p>
          </table:table-cell>
          <table:table-cell table:formula="of:=ORG.LIBREOFFICE.RAWSUBTRACT(2019;[.D168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635" calcext:value-type="float">
            <text:p>635</text:p>
          </table:table-cell>
          <table:table-cell office:value-type="float" office:value="64" calcext:value-type="float">
            <text:p>64</text:p>
          </table:table-cell>
          <table:table-cell office:value-type="float" office:value="52166" calcext:value-type="float">
            <text:p>52166</text:p>
          </table:table-cell>
          <table:table-cell table:formula="of:=SUM([.F169];[.G169];[.H169];[.I169])" office:value-type="float" office:value="10" calcext:value-type="float">
            <text:p>10</text:p>
          </table:table-cell>
          <table:table-cell table:formula="of:=ORG.LIBREOFFICE.RAWSUBTRACT(2019;[.D16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52758" calcext:value-type="float">
            <text:p>52758</text:p>
          </table:table-cell>
          <table:table-cell table:formula="of:=SUM([.F170];[.G170];[.H170];[.I170])" office:value-type="float" office:value="40" calcext:value-type="float">
            <text:p>40</text:p>
          </table:table-cell>
          <table:table-cell table:formula="of:=ORG.LIBREOFFICE.RAWSUBTRACT(2019;[.D17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.35" calcext:value-type="float">
            <text:p>8,35</text:p>
          </table:table-cell>
          <table:table-cell office:value-type="float" office:value="742" calcext:value-type="float">
            <text:p>742</text:p>
          </table:table-cell>
          <table:table-cell office:value-type="float" office:value="472" calcext:value-type="float">
            <text:p>472</text:p>
          </table:table-cell>
          <table:table-cell office:value-type="float" office:value="63" calcext:value-type="float">
            <text:p>63</text:p>
          </table:table-cell>
          <table:table-cell office:value-type="float" office:value="53313" calcext:value-type="float">
            <text:p>53313</text:p>
          </table:table-cell>
          <table:table-cell table:formula="of:=SUM([.F171];[.G171];[.H171];[.I171])" office:value-type="float" office:value="38.35" calcext:value-type="float">
            <text:p>38,35</text:p>
          </table:table-cell>
          <table:table-cell table:formula="of:=ORG.LIBREOFFICE.RAWSUBTRACT(2019;[.D171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.43333" calcext:value-type="float">
            <text:p>4,43333</text:p>
          </table:table-cell>
          <table:table-cell office:value-type="float" office:value="609" calcext:value-type="float">
            <text:p>609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57015" calcext:value-type="float">
            <text:p>57015</text:p>
          </table:table-cell>
          <table:table-cell table:formula="of:=SUM([.F172];[.G172];[.H172];[.I172])" office:value-type="float" office:value="34.43333" calcext:value-type="float">
            <text:p>34,43333</text:p>
          </table:table-cell>
          <table:table-cell table:formula="of:=ORG.LIBREOFFICE.RAWSUBTRACT(2019;[.D17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float" office:value="262" calcext:value-type="float">
            <text:p>262</text:p>
          </table:table-cell>
          <table:table-cell office:value-type="float" office:value="64" calcext:value-type="float">
            <text:p>64</text:p>
          </table:table-cell>
          <table:table-cell office:value-type="float" office:value="57228" calcext:value-type="float">
            <text:p>57228</text:p>
          </table:table-cell>
          <table:table-cell table:formula="of:=SUM([.F173];[.G173];[.H173];[.I173])" office:value-type="float" office:value="40" calcext:value-type="float">
            <text:p>40</text:p>
          </table:table-cell>
          <table:table-cell table:formula="of:=ORG.LIBREOFFICE.RAWSUBTRACT(2019;[.D17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957" calcext:value-type="float">
            <text:p>957</text:p>
          </table:table-cell>
          <table:table-cell office:value-type="float" office:value="44" calcext:value-type="float">
            <text:p>44</text:p>
          </table:table-cell>
          <table:table-cell office:value-type="float" office:value="57328" calcext:value-type="float">
            <text:p>57328</text:p>
          </table:table-cell>
          <table:table-cell table:formula="of:=SUM([.F174];[.G174];[.H174];[.I174])" office:value-type="float" office:value="5" calcext:value-type="float">
            <text:p>5</text:p>
          </table:table-cell>
          <table:table-cell table:formula="of:=ORG.LIBREOFFICE.RAWSUBTRACT(2019;[.D174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282" calcext:value-type="float">
            <text:p>282</text:p>
          </table:table-cell>
          <table:table-cell office:value-type="float" office:value="61" calcext:value-type="float">
            <text:p>61</text:p>
          </table:table-cell>
          <table:table-cell office:value-type="float" office:value="58382" calcext:value-type="float">
            <text:p>58382</text:p>
          </table:table-cell>
          <table:table-cell table:formula="of:=SUM([.F175];[.G175];[.H175];[.I175])" office:value-type="float" office:value="5" calcext:value-type="float">
            <text:p>5</text:p>
          </table:table-cell>
          <table:table-cell table:formula="of:=ORG.LIBREOFFICE.RAWSUBTRACT(2019;[.D175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07" calcext:value-type="float">
            <text:p>907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58783" calcext:value-type="float">
            <text:p>58783</text:p>
          </table:table-cell>
          <table:table-cell table:formula="of:=SUM([.F176];[.G176];[.H176];[.I176])" office:value-type="float" office:value="40" calcext:value-type="float">
            <text:p>40</text:p>
          </table:table-cell>
          <table:table-cell table:formula="of:=ORG.LIBREOFFICE.RAWSUBTRACT(2019;[.D176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71" calcext:value-type="float">
            <text:p>271</text:p>
          </table:table-cell>
          <table:table-cell office:value-type="float" office:value="43" calcext:value-type="float">
            <text:p>43</text:p>
          </table:table-cell>
          <table:table-cell office:value-type="float" office:value="67257" calcext:value-type="float">
            <text:p>67257</text:p>
          </table:table-cell>
          <table:table-cell table:formula="of:=SUM([.F177];[.G177];[.H177];[.I177])" office:value-type="float" office:value="0" calcext:value-type="float">
            <text:p>0</text:p>
          </table:table-cell>
          <table:table-cell table:formula="of:=ORG.LIBREOFFICE.RAWSUBTRACT(2019;[.D17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475" calcext:value-type="float">
            <text:p>1475</text:p>
          </table:table-cell>
          <table:table-cell office:value-type="float" office:value="301" calcext:value-type="float">
            <text:p>301</text:p>
          </table:table-cell>
          <table:table-cell office:value-type="float" office:value="63" calcext:value-type="float">
            <text:p>63</text:p>
          </table:table-cell>
          <table:table-cell office:value-type="float" office:value="68828" calcext:value-type="float">
            <text:p>68828</text:p>
          </table:table-cell>
          <table:table-cell table:formula="of:=SUM([.F178];[.G178];[.H178];[.I178])" office:value-type="float" office:value="40" calcext:value-type="float">
            <text:p>40</text:p>
          </table:table-cell>
          <table:table-cell table:formula="of:=ORG.LIBREOFFICE.RAWSUBTRACT(2019;[.D17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29" calcext:value-type="float">
            <text:p>1829</text:p>
          </table:table-cell>
          <table:table-cell office:value-type="float" office:value="1244" calcext:value-type="float">
            <text:p>1244</text:p>
          </table:table-cell>
          <table:table-cell office:value-type="float" office:value="64" calcext:value-type="float">
            <text:p>64</text:p>
          </table:table-cell>
          <table:table-cell office:value-type="float" office:value="70426" calcext:value-type="float">
            <text:p>70426</text:p>
          </table:table-cell>
          <table:table-cell table:formula="of:=SUM([.F179];[.G179];[.H179];[.I179])" office:value-type="float" office:value="35" calcext:value-type="float">
            <text:p>35</text:p>
          </table:table-cell>
          <table:table-cell table:formula="of:=ORG.LIBREOFFICE.RAWSUBTRACT(2019;[.D17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i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63" calcext:value-type="float">
            <text:p>963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73288" calcext:value-type="float">
            <text:p>73288</text:p>
          </table:table-cell>
          <table:table-cell table:formula="of:=SUM([.F180];[.G180];[.H180];[.I180])" office:value-type="float" office:value="40" calcext:value-type="float">
            <text:p>40</text:p>
          </table:table-cell>
          <table:table-cell table:formula="of:=ORG.LIBREOFFICE.RAWSUBTRACT(2019;[.D180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im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 office:value-type="float" office:value="75080" calcext:value-type="float">
            <text:p>75080</text:p>
          </table:table-cell>
          <table:table-cell table:formula="of:=SUM([.F181];[.G181];[.H181];[.I181])" office:value-type="float" office:value="20" calcext:value-type="float">
            <text:p>20</text:p>
          </table:table-cell>
          <table:table-cell table:formula="of:=ORG.LIBREOFFICE.RAWSUBTRACT(2019;[.D181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mas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65" calcext:value-type="float">
            <text:p>6,65</text:p>
          </table:table-cell>
          <table:table-cell office:value-type="float" office:value="1187" calcext:value-type="float">
            <text:p>1187</text:p>
          </table:table-cell>
          <table:table-cell office:value-type="float" office:value="287" calcext:value-type="float">
            <text:p>287</text:p>
          </table:table-cell>
          <table:table-cell office:value-type="float" office:value="62" calcext:value-type="float">
            <text:p>62</text:p>
          </table:table-cell>
          <table:table-cell office:value-type="float" office:value="77250" calcext:value-type="float">
            <text:p>77250</text:p>
          </table:table-cell>
          <table:table-cell table:formula="of:=SUM([.F182];[.G182];[.H182];[.I182])" office:value-type="float" office:value="21.65" calcext:value-type="float">
            <text:p>21,65</text:p>
          </table:table-cell>
          <table:table-cell table:formula="of:=ORG.LIBREOFFICE.RAWSUBTRACT(2019;[.D18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traducao</text:p>
          </table:table-cell>
          <table:table-cell office:value-type="string" calcext:value-type="string">
            <text:p>fem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61" calcext:value-type="float">
            <text:p>961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  <table:table-cell office:value-type="float" office:value="93482" calcext:value-type="float">
            <text:p>93482</text:p>
          </table:table-cell>
          <table:table-cell table:formula="of:=SUM([.F183];[.G183];[.H183];[.I183])" office:value-type="float" office:value="15" calcext:value-type="float">
            <text:p>15</text:p>
          </table:table-cell>
          <table:table-cell table:formula="of:=ORG.LIBREOFFICE.RAWSUBTRACT(2019;[.D183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97 alunos</text:p>
          </table:table-cell>
          <table:table-cell table:number-columns-repeated="4"/>
          <table:table-cell table:formula="of:=SUM([.F87:.F183])" office:value-type="float" office:value="580" calcext:value-type="float">
            <text:p>580</text:p>
          </table:table-cell>
          <table:table-cell table:formula="of:=SUM([.G87:.G183])" office:value-type="float" office:value="620" calcext:value-type="float">
            <text:p>620</text:p>
          </table:table-cell>
          <table:table-cell table:formula="of:=SUM([.H87:.H183])" office:value-type="float" office:value="445" calcext:value-type="float">
            <text:p>445</text:p>
          </table:table-cell>
          <table:table-cell table:formula="of:=SUM([.I87:.I183])" office:value-type="float" office:value="262.19999" calcext:value-type="float">
            <text:p>262,19999</text:p>
          </table:table-cell>
          <table:table-cell table:formula="of:=SUM([.J87:.J183])" office:value-type="float" office:value="51210" calcext:value-type="float">
            <text:p>51210</text:p>
          </table:table-cell>
          <table:table-cell table:formula="of:=SUM([.K87:.K183])" office:value-type="float" office:value="25203" calcext:value-type="float">
            <text:p>25203</text:p>
          </table:table-cell>
          <table:table-cell table:formula="of:=SUM([.L87:.L183])" office:value-type="float" office:value="4942" calcext:value-type="float">
            <text:p>4942</text:p>
          </table:table-cell>
          <table:table-cell table:formula="of:=SUM([.M87:.M183])" office:value-type="float" office:value="3310273" calcext:value-type="float">
            <text:p>3310273</text:p>
          </table:table-cell>
          <table:table-cell table:formula="of:=SUM([.N87:.N183])" office:value-type="float" office:value="1907.19999" calcext:value-type="float">
            <text:p>1907,19999</text:p>
          </table:table-cell>
          <table:table-cell table:formula="of:=SUM([.O87:.O183])" office:value-type="float" office:value="1939" calcext:value-type="float">
            <text:p>1939</text:p>
          </table:table-cell>
          <table:table-cell table:style-name="ce1" office:value-type="string" calcext:value-type="string">
            <text:p>Valor total</text:p>
          </table:table-cell>
        </table:table-row>
        <table:table-row table:style-name="ro1">
          <table:table-cell table:number-columns-repeated="5"/>
          <table:table-cell office:value-type="float" office:value="5.97" calcext:value-type="float">
            <text:p>5,97</text:p>
          </table:table-cell>
          <table:table-cell office:value-type="float" office:value="6.39" calcext:value-type="float">
            <text:p>6,39</text:p>
          </table:table-cell>
          <table:table-cell office:value-type="float" office:value="4.58" calcext:value-type="float">
            <text:p>4,58</text:p>
          </table:table-cell>
          <table:table-cell office:value-type="float" office:value="2.7" calcext:value-type="float">
            <text:p>2,7</text:p>
          </table:table-cell>
          <table:table-cell office:value-type="float" office:value="527.93" calcext:value-type="float">
            <text:p>527,93</text:p>
          </table:table-cell>
          <table:table-cell office:value-type="float" office:value="259.82" calcext:value-type="float">
            <text:p>259,82</text:p>
          </table:table-cell>
          <table:table-cell office:value-type="float" office:value="50.94" calcext:value-type="float">
            <text:p>50,94</text:p>
          </table:table-cell>
          <table:table-cell office:value-type="float" office:value="34126" calcext:value-type="float">
            <text:p>34126</text:p>
          </table:table-cell>
          <table:table-cell office:value-type="float" office:value="19.66" calcext:value-type="float">
            <text:p>19,66</text:p>
          </table:table-cell>
          <table:table-cell office:value-type="float" office:value="20.41" calcext:value-type="float">
            <text:p>20,41</text:p>
          </table:table-cell>
          <table:table-cell table:style-name="ce1" office:value-type="string" calcext:value-type="string">
            <text:p>Médias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tp_1</text:p>
          </table:table-cell>
          <table:table-cell office:value-type="string" calcext:value-type="string">
            <text:p>tp_2</text:p>
          </table:table-cell>
          <table:table-cell office:value-type="string" calcext:value-type="string">
            <text:p>tp_3</text:p>
          </table:table-cell>
          <table:table-cell office:value-type="string" calcext:value-type="string">
            <text:p>tp_4</text:p>
          </table:table-cell>
          <table:table-cell office:value-type="string" calcext:value-type="string">
            <text:p>n_testes</text:p>
          </table:table-cell>
          <table:table-cell office:value-type="string" calcext:value-type="string">
            <text:p>n_submissoes</text:p>
          </table:table-cell>
          <table:table-cell office:value-type="string" calcext:value-type="string">
            <text:p>n_exercicios_corretos</text:p>
          </table:table-cell>
          <table:table-cell office:value-type="string" calcext:value-type="string">
            <text:p>total_tempo_ide</text:p>
          </table:table-cell>
          <table:table-cell office:value-type="string" calcext:value-type="string">
            <text:p>media_tp</text:p>
          </table:table-cell>
          <table:table-cell office:value-type="string" calcext:value-type="string">
            <text:p>ida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leta (82 alunos)</text:p>
          </table:table-cell>
          <table:table-cell office:value-type="string" calcext:value-type="string">
            <text:p>Valor Total</text:p>
          </table:table-cell>
          <table:table-cell office:value-type="float" office:value="565" calcext:value-type="float">
            <text:p>565</text:p>
          </table:table-cell>
          <table:table-cell office:value-type="float" office:value="535" calcext:value-type="float">
            <text:p>535</text:p>
          </table:table-cell>
          <table:table-cell office:value-type="float" office:value="450" calcext:value-type="float">
            <text:p>450</text:p>
          </table:table-cell>
          <table:table-cell office:value-type="float" office:value="297.14999" calcext:value-type="float">
            <text:p>297,14999</text:p>
          </table:table-cell>
          <table:table-cell office:value-type="float" office:value="51848" calcext:value-type="float">
            <text:p>51848</text:p>
          </table:table-cell>
          <table:table-cell office:value-type="float" office:value="26638" calcext:value-type="float">
            <text:p>26638</text:p>
          </table:table-cell>
          <table:table-cell office:value-type="float" office:value="4477" calcext:value-type="float">
            <text:p>4477</text:p>
          </table:table-cell>
          <table:table-cell office:value-type="float" office:value="3201844" calcext:value-type="float">
            <text:p>3201844</text:p>
          </table:table-cell>
          <table:table-cell office:value-type="float" office:value="1847.14999" calcext:value-type="float">
            <text:p>1847,14999</text:p>
          </table:table-cell>
          <table:table-cell office:value-type="float" office:value="1652" calcext:value-type="float">
            <text:p>165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édias</text:p>
          </table:table-cell>
          <table:table-cell office:value-type="float" office:value="6.89" calcext:value-type="float">
            <text:p>6,89</text:p>
          </table:table-cell>
          <table:table-cell office:value-type="float" office:value="6.52" calcext:value-type="float">
            <text:p>6,52</text:p>
          </table:table-cell>
          <table:table-cell office:value-type="float" office:value="5.48" calcext:value-type="float">
            <text:p>5,48</text:p>
          </table:table-cell>
          <table:table-cell office:value-type="float" office:value="3.62" calcext:value-type="float">
            <text:p>3,62</text:p>
          </table:table-cell>
          <table:table-cell office:value-type="float" office:value="632.29" calcext:value-type="float">
            <text:p>632,29</text:p>
          </table:table-cell>
          <table:table-cell office:value-type="float" office:value="324.85" calcext:value-type="float">
            <text:p>324,85</text:p>
          </table:table-cell>
          <table:table-cell office:value-type="float" office:value="54.59" calcext:value-type="float">
            <text:p>54,59</text:p>
          </table:table-cell>
          <table:table-cell office:value-type="float" office:value="39046" calcext:value-type="float">
            <text:p>39046</text:p>
          </table:table-cell>
          <table:table-cell office:value-type="float" office:value="22.52" calcext:value-type="float">
            <text:p>22,52</text:p>
          </table:table-cell>
          <table:table-cell office:value-type="float" office:value="20.39" calcext:value-type="float">
            <text:p>20,3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radução (97 alunos)</text:p>
          </table:table-cell>
          <table:table-cell office:value-type="string" calcext:value-type="string">
            <text:p>Valor Total</text:p>
          </table:table-cell>
          <table:table-cell office:value-type="float" office:value="580" calcext:value-type="float">
            <text:p>580</text:p>
          </table:table-cell>
          <table:table-cell office:value-type="float" office:value="620" calcext:value-type="float">
            <text:p>620</text:p>
          </table:table-cell>
          <table:table-cell office:value-type="float" office:value="445" calcext:value-type="float">
            <text:p>445</text:p>
          </table:table-cell>
          <table:table-cell office:value-type="float" office:value="262.19999" calcext:value-type="float">
            <text:p>262,19999</text:p>
          </table:table-cell>
          <table:table-cell office:value-type="float" office:value="51210" calcext:value-type="float">
            <text:p>51210</text:p>
          </table:table-cell>
          <table:table-cell office:value-type="float" office:value="25203" calcext:value-type="float">
            <text:p>25203</text:p>
          </table:table-cell>
          <table:table-cell office:value-type="float" office:value="4942" calcext:value-type="float">
            <text:p>4942</text:p>
          </table:table-cell>
          <table:table-cell office:value-type="float" office:value="3310273" calcext:value-type="float">
            <text:p>3310273</text:p>
          </table:table-cell>
          <table:table-cell office:value-type="float" office:value="1907.19999" calcext:value-type="float">
            <text:p>1907,19999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édias</text:p>
          </table:table-cell>
          <table:table-cell office:value-type="float" office:value="5.97" calcext:value-type="float">
            <text:p>5,97</text:p>
          </table:table-cell>
          <table:table-cell office:value-type="float" office:value="6.39" calcext:value-type="float">
            <text:p>6,39</text:p>
          </table:table-cell>
          <table:table-cell office:value-type="float" office:value="4.58" calcext:value-type="float">
            <text:p>4,58</text:p>
          </table:table-cell>
          <table:table-cell office:value-type="float" office:value="2.7" calcext:value-type="float">
            <text:p>2,7</text:p>
          </table:table-cell>
          <table:table-cell office:value-type="float" office:value="527.93" calcext:value-type="float">
            <text:p>527,93</text:p>
          </table:table-cell>
          <table:table-cell office:value-type="float" office:value="259.82" calcext:value-type="float">
            <text:p>259,82</text:p>
          </table:table-cell>
          <table:table-cell office:value-type="float" office:value="50.94" calcext:value-type="float">
            <text:p>50,94</text:p>
          </table:table-cell>
          <table:table-cell office:value-type="float" office:value="34126" calcext:value-type="float">
            <text:p>34126</text:p>
          </table:table-cell>
          <table:table-cell office:value-type="float" office:value="19.66" calcext:value-type="float">
            <text:p>19,66</text:p>
          </table:table-cell>
          <table:table-cell office:value-type="float" office:value="20.41" calcext:value-type="float">
            <text:p>20,4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iferença</text:p>
          </table:table-cell>
          <table:table-cell office:value-type="string" calcext:value-type="string">
            <text:p>Valor Total</text:p>
          </table:table-cell>
          <table:table-cell table:formula="of:=ORG.LIBREOFFICE.RAWSUBTRACT([.F195];[.F198])" office:value-type="float" office:value="-15" calcext:value-type="float">
            <text:p>-15</text:p>
          </table:table-cell>
          <table:table-cell table:formula="of:=ORG.LIBREOFFICE.RAWSUBTRACT([.G195];[.G198])" office:value-type="float" office:value="-85" calcext:value-type="float">
            <text:p>-85</text:p>
          </table:table-cell>
          <table:table-cell table:formula="of:=ORG.LIBREOFFICE.RAWSUBTRACT([.H195];[.H198])" office:value-type="float" office:value="5" calcext:value-type="float">
            <text:p>5</text:p>
          </table:table-cell>
          <table:table-cell table:formula="of:=ORG.LIBREOFFICE.RAWSUBTRACT([.I195];[.I198])" office:value-type="float" office:value="34.95" calcext:value-type="float">
            <text:p>34,95</text:p>
          </table:table-cell>
          <table:table-cell table:formula="of:=ORG.LIBREOFFICE.RAWSUBTRACT([.J195];[.J198])" office:value-type="float" office:value="638" calcext:value-type="float">
            <text:p>638</text:p>
          </table:table-cell>
          <table:table-cell table:formula="of:=ORG.LIBREOFFICE.RAWSUBTRACT([.K195];[.K198])" office:value-type="float" office:value="1435" calcext:value-type="float">
            <text:p>1435</text:p>
          </table:table-cell>
          <table:table-cell table:formula="of:=ORG.LIBREOFFICE.RAWSUBTRACT([.L195];[.L198])" office:value-type="float" office:value="-465" calcext:value-type="float">
            <text:p>-465</text:p>
          </table:table-cell>
          <table:table-cell table:formula="of:=ORG.LIBREOFFICE.RAWSUBTRACT([.M195];[.M198])" office:value-type="float" office:value="-108429" calcext:value-type="float">
            <text:p>-108429</text:p>
          </table:table-cell>
          <table:table-cell table:formula="of:=ORG.LIBREOFFICE.RAWSUBTRACT([.N195];[.N198])" office:value-type="float" office:value="-60.0500000000002" calcext:value-type="float">
            <text:p>-60,0500000000002</text:p>
          </table:table-cell>
          <table:table-cell table:formula="of:=ORG.LIBREOFFICE.RAWSUBTRACT([.O195];[.O198])" office:value-type="float" office:value="-287" calcext:value-type="float">
            <text:p>-28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édias</text:p>
          </table:table-cell>
          <table:table-cell table:formula="of:=ORG.LIBREOFFICE.RAWSUBTRACT([.F196];[.F199])" office:value-type="float" office:value="0.92" calcext:value-type="float">
            <text:p>0,92</text:p>
          </table:table-cell>
          <table:table-cell table:formula="of:=ORG.LIBREOFFICE.RAWSUBTRACT([.G196];[.G199])" office:value-type="float" office:value="0.13" calcext:value-type="float">
            <text:p>0,13</text:p>
          </table:table-cell>
          <table:table-cell table:formula="of:=ORG.LIBREOFFICE.RAWSUBTRACT([.H196];[.H199])" office:value-type="float" office:value="0.9" calcext:value-type="float">
            <text:p>0,9</text:p>
          </table:table-cell>
          <table:table-cell table:formula="of:=ORG.LIBREOFFICE.RAWSUBTRACT([.I196];[.I199])" office:value-type="float" office:value="0.92" calcext:value-type="float">
            <text:p>0,92</text:p>
          </table:table-cell>
          <table:table-cell table:formula="of:=ORG.LIBREOFFICE.RAWSUBTRACT([.J196];[.J199])" office:value-type="float" office:value="104.36" calcext:value-type="float">
            <text:p>104,36</text:p>
          </table:table-cell>
          <table:table-cell table:formula="of:=ORG.LIBREOFFICE.RAWSUBTRACT([.K196];[.K199])" office:value-type="float" office:value="65.03" calcext:value-type="float">
            <text:p>65,03</text:p>
          </table:table-cell>
          <table:table-cell table:formula="of:=ORG.LIBREOFFICE.RAWSUBTRACT([.L196];[.L199])" office:value-type="float" office:value="3.65000000000001" calcext:value-type="float">
            <text:p>3,65000000000001</text:p>
          </table:table-cell>
          <table:table-cell table:formula="of:=ORG.LIBREOFFICE.RAWSUBTRACT([.M196];[.M199])" office:value-type="float" office:value="4920" calcext:value-type="float">
            <text:p>4920</text:p>
          </table:table-cell>
          <table:table-cell table:formula="of:=ORG.LIBREOFFICE.RAWSUBTRACT([.N196];[.N199])" office:value-type="float" office:value="2.86" calcext:value-type="float">
            <text:p>2,86</text:p>
          </table:table-cell>
          <table:table-cell table:formula="of:=ORG.LIBREOFFICE.RAWSUBTRACT([.O196];[.O199])" office:value-type="float" office:value="-0.0199999999999996" calcext:value-type="float">
            <text:p>-0,02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88 (Desistentes) + 7 (Outliers) =</text:p>
          </table:table-cell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82 (Completa) + 97 (Tradução) = </text:p>
          </table:table-cell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 =</text:p>
          </table:table-cell>
          <table:table-cell office:value-type="float" office:value="274" calcext:value-type="float">
            <text:p>274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N1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0:00:13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8:21:18.519371198</meta:creation-date>
    <meta:generator>LibreOffice/6.2.4.2$Windows_X86_64 LibreOffice_project/2412653d852ce75f65fbfa83fb7e7b669a126d64</meta:generator>
    <dc:date>2019-07-04T11:52:23.070000000</dc:date>
    <meta:editing-duration>PT1H40M35S</meta:editing-duration>
    <meta:editing-cycles>21</meta:editing-cycles>
    <meta:document-statistic meta:table-count="1" meta:cell-count="2831" meta:object-count="0"/>
  </office:meta>
</office:document-meta>
</file>